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34458333333333cm"/>
    </style:style>
    <style:style style:name="co2" style:family="table-column">
      <style:table-column-properties fo:break-before="auto" style:column-width="5.4239583333333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3.59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Chart 1" svg:x="4.93595in" svg:y="0.47598in" svg:width="6.2929in" svg:height="3.5453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6381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float" office:value="91.530001163500003" table:style-name="ce1">
            <text:p>91.53000116</text:p>
          </table:table-cell>
          <table:table-cell table:number-columns-repeated="16382"/>
        </table:table-row>
        <table:table-row table:style-name="ro1">
          <table:table-cell office:value-type="float" office:value="0.38818900939099998" table:style-name="ce1">
            <text:p>0.388189009</text:p>
          </table:table-cell>
          <table:table-cell office:value-type="float" office:value="91.310000419600001" table:style-name="ce1">
            <text:p>91.31000042</text:p>
          </table:table-cell>
          <table:table-cell table:number-columns-repeated="16382"/>
        </table:table-row>
        <table:table-row table:style-name="ro1">
          <table:table-cell office:value-type="float" office:value="0.77085285447499996" table:style-name="ce1">
            <text:p>0.770852854</text:p>
          </table:table-cell>
          <table:table-cell office:value-type="float" office:value="91.500002145799996" table:style-name="ce1">
            <text:p>91.50000215</text:p>
          </table:table-cell>
          <table:table-cell table:number-columns-repeated="16382"/>
        </table:table-row>
        <table:table-row table:style-name="ro1">
          <table:table-cell office:value-type="float" office:value="1.1540608480600001" table:style-name="ce1">
            <text:p>1.154060848</text:p>
          </table:table-cell>
          <table:table-cell office:value-type="float" office:value="90.859997272499996" table:style-name="ce1">
            <text:p>90.85999727</text:p>
          </table:table-cell>
          <table:table-cell table:number-columns-repeated="16382"/>
        </table:table-row>
        <table:table-row table:style-name="ro1">
          <table:table-cell office:value-type="float" office:value="1.5319244004799999" table:style-name="ce1">
            <text:p>1.5319244</text:p>
          </table:table-cell>
          <table:table-cell office:value-type="float" office:value="90.789997577700007" table:style-name="ce1">
            <text:p>90.78999758</text:p>
          </table:table-cell>
          <table:table-cell table:number-columns-repeated="16382"/>
        </table:table-row>
        <table:table-row table:style-name="ro1">
          <table:table-cell office:value-type="float" office:value="1.91722679883" table:style-name="ce1">
            <text:p>1.917226799</text:p>
          </table:table-cell>
          <table:table-cell office:value-type="float" office:value="90.509998798400005" table:style-name="ce1">
            <text:p>90.5099988</text:p>
          </table:table-cell>
          <table:table-cell table:number-columns-repeated="16382"/>
        </table:table-row>
        <table:table-row table:style-name="ro1">
          <table:table-cell office:value-type="float" office:value="2.2938374429900001" table:style-name="ce1">
            <text:p>2.293837443</text:p>
          </table:table-cell>
          <table:table-cell office:value-type="float" office:value="89.969998598100005" table:style-name="ce1">
            <text:p>89.9699986</text:p>
          </table:table-cell>
          <table:table-cell table:number-columns-repeated="16382"/>
        </table:table-row>
        <table:table-row table:style-name="ro1">
          <table:table-cell office:value-type="float" office:value="2.6654506102200002" table:style-name="ce1">
            <text:p>2.66545061</text:p>
          </table:table-cell>
          <table:table-cell office:value-type="float" office:value="89.719998836499997" table:style-name="ce1">
            <text:p>89.71999884</text:p>
          </table:table-cell>
          <table:table-cell table:number-columns-repeated="16382"/>
        </table:table-row>
        <table:table-row table:style-name="ro1">
          <table:table-cell office:value-type="float" office:value="3.0355498194699999" table:style-name="ce1">
            <text:p>3.035549819</text:p>
          </table:table-cell>
          <table:table-cell office:value-type="float" office:value="89.5699977875" table:style-name="ce1">
            <text:p>89.56999779</text:p>
          </table:table-cell>
          <table:table-cell table:number-columns-repeated="16382"/>
        </table:table-row>
        <table:table-row table:style-name="ro1">
          <table:table-cell office:value-type="float" office:value="3.4068506210999998" table:style-name="ce1">
            <text:p>3.406850621</text:p>
          </table:table-cell>
          <table:table-cell office:value-type="float" office:value="89.160001277899994" table:style-name="ce1">
            <text:p>89.16000128</text:p>
          </table:table-cell>
          <table:table-cell table:number-columns-repeated="16382"/>
        </table:table-row>
        <table:table-row table:style-name="ro1">
          <table:table-cell office:value-type="float" office:value="3.7875980138799998" table:style-name="ce1">
            <text:p>3.787598014</text:p>
          </table:table-cell>
          <table:table-cell office:value-type="float" office:value="88.520002365099998" table:style-name="ce1">
            <text:p>88.52000237</text:p>
          </table:table-cell>
          <table:table-cell table:number-columns-repeated="16382"/>
        </table:table-row>
        <table:table-row table:style-name="ro1">
          <table:table-cell office:value-type="float" office:value="4.1455198079300004" table:style-name="ce1">
            <text:p>4.145519808</text:p>
          </table:table-cell>
          <table:table-cell office:value-type="float" office:value="88.179999589900007" table:style-name="ce1">
            <text:p>88.17999959</text:p>
          </table:table-cell>
          <table:table-cell table:number-columns-repeated="16382"/>
        </table:table-row>
        <table:table-row table:style-name="ro1">
          <table:table-cell office:value-type="float" office:value="4.5095458626699996" table:style-name="ce1">
            <text:p>4.509545863</text:p>
          </table:table-cell>
          <table:table-cell office:value-type="float" office:value="87.669998407400001" table:style-name="ce1">
            <text:p>87.66999841</text:p>
          </table:table-cell>
          <table:table-cell table:number-columns-repeated="16382"/>
        </table:table-row>
        <table:table-row table:style-name="ro1">
          <table:table-cell office:value-type="float" office:value="4.8790294676999997" table:style-name="ce1">
            <text:p>4.879029468</text:p>
          </table:table-cell>
          <table:table-cell office:value-type="float" office:value="86.750000715300004" table:style-name="ce1">
            <text:p>86.75000072</text:p>
          </table:table-cell>
          <table:table-cell table:number-columns-repeated="16382"/>
        </table:table-row>
        <table:table-row table:style-name="ro1">
          <table:table-cell office:value-type="float" office:value="5.2388567477499999" table:style-name="ce1">
            <text:p>5.238856748</text:p>
          </table:table-cell>
          <table:table-cell office:value-type="float" office:value="86.070001125299996" table:style-name="ce1">
            <text:p>86.07000113</text:p>
          </table:table-cell>
          <table:table-cell table:number-columns-repeated="16382"/>
        </table:table-row>
        <table:table-row table:style-name="ro1">
          <table:table-cell office:value-type="float" office:value="5.5876918137100002" table:style-name="ce1">
            <text:p>5.587691814</text:p>
          </table:table-cell>
          <table:table-cell office:value-type="float" office:value="85.310000181199996" table:style-name="ce1">
            <text:p>85.31000018</text:p>
          </table:table-cell>
          <table:table-cell table:number-columns-repeated="16382"/>
        </table:table-row>
        <table:table-row table:style-name="ro1">
          <table:table-cell office:value-type="float" office:value="5.9463828802099998" table:style-name="ce1">
            <text:p>5.94638288</text:p>
          </table:table-cell>
          <table:table-cell office:value-type="float" office:value="84.140002727500004" table:style-name="ce1">
            <text:p>84.14000273</text:p>
          </table:table-cell>
          <table:table-cell table:number-columns-repeated="16382"/>
        </table:table-row>
        <table:table-row table:style-name="ro1">
          <table:table-cell office:value-type="float" office:value="6.3211910426599998" table:style-name="ce1">
            <text:p>6.321191043</text:p>
          </table:table-cell>
          <table:table-cell office:value-type="float" office:value="83.060002327000007" table:style-name="ce1">
            <text:p>83.06000233</text:p>
          </table:table-cell>
          <table:table-cell table:number-columns-repeated="16382"/>
        </table:table-row>
        <table:table-row table:style-name="ro1">
          <table:table-cell office:value-type="float" office:value="6.6708669066399997" table:style-name="ce1">
            <text:p>6.670866907</text:p>
          </table:table-cell>
          <table:table-cell office:value-type="float" office:value="82.050001621199996" table:style-name="ce1">
            <text:p>82.05000162</text:p>
          </table:table-cell>
          <table:table-cell table:number-columns-repeated="16382"/>
        </table:table-row>
        <table:table-row table:style-name="ro1">
          <table:table-cell office:value-type="float" office:value="7.0102103054500002" table:style-name="ce1">
            <text:p>7.010210305</text:p>
          </table:table-cell>
          <table:table-cell office:value-type="float" office:value="80.519998073599993" table:style-name="ce1">
            <text:p>80.51999807</text:p>
          </table:table-cell>
          <table:table-cell table:number-columns-repeated="16382"/>
        </table:table-row>
        <table:table-row table:style-name="ro1">
          <table:table-cell office:value-type="float" office:value="7.3557972908" table:style-name="ce1">
            <text:p>7.355797291</text:p>
          </table:table-cell>
          <table:table-cell office:value-type="float" office:value="79.309999942800005" table:style-name="ce1">
            <text:p>79.30999994</text:p>
          </table:table-cell>
          <table:table-cell table:number-columns-repeated="16382"/>
        </table:table-row>
        <table:table-row table:style-name="ro1">
          <table:table-cell office:value-type="float" office:value="7.7124767005399999" table:style-name="ce1">
            <text:p>7.712476701</text:p>
          </table:table-cell>
          <table:table-cell office:value-type="float" office:value="77.700001001399997" table:style-name="ce1">
            <text:p>77.700001</text:p>
          </table:table-cell>
          <table:table-cell table:number-columns-repeated="16382"/>
        </table:table-row>
        <table:table-row table:style-name="ro1">
          <table:table-cell office:value-type="float" office:value="8.0716557800800004" table:style-name="ce1">
            <text:p>8.07165578</text:p>
          </table:table-cell>
          <table:table-cell office:value-type="float" office:value="76.109999418300006" table:style-name="ce1">
            <text:p>76.10999942</text:p>
          </table:table-cell>
          <table:table-cell table:number-columns-repeated="16382"/>
        </table:table-row>
        <table:table-row table:style-name="ro1">
          <table:table-cell office:value-type="float" office:value="8.4101095795600003" table:style-name="ce1">
            <text:p>8.41010958</text:p>
          </table:table-cell>
          <table:table-cell office:value-type="float" office:value="74.440002441399997" table:style-name="ce1">
            <text:p>74.44000244</text:p>
          </table:table-cell>
          <table:table-cell table:number-columns-repeated="16382"/>
        </table:table-row>
        <table:table-row table:style-name="ro1">
          <table:table-cell office:value-type="float" office:value="8.7579309940299996" table:style-name="ce1">
            <text:p>8.757930994</text:p>
          </table:table-cell>
          <table:table-cell office:value-type="float" office:value="73.540002107600003" table:style-name="ce1">
            <text:p>73.54000211</text:p>
          </table:table-cell>
          <table:table-cell table:number-columns-repeated="16382"/>
        </table:table-row>
        <table:table-row table:style-name="ro1">
          <table:table-cell office:value-type="float" office:value="9.0930551290500006" table:style-name="ce1">
            <text:p>9.093055129</text:p>
          </table:table-cell>
          <table:table-cell office:value-type="float" office:value="71.899998187999998" table:style-name="ce1">
            <text:p>71.89999819</text:p>
          </table:table-cell>
          <table:table-cell table:number-columns-repeated="16382"/>
        </table:table-row>
        <table:table-row table:style-name="ro1">
          <table:table-cell office:value-type="float" office:value="9.4219058752099993" table:style-name="ce1">
            <text:p>9.421905875</text:p>
          </table:table-cell>
          <table:table-cell office:value-type="float" office:value="70.200002193499998" table:style-name="ce1">
            <text:p>70.20000219</text:p>
          </table:table-cell>
          <table:table-cell table:number-columns-repeated="16382"/>
        </table:table-row>
        <table:table-row table:style-name="ro1">
          <table:table-cell office:value-type="float" office:value="9.7633048892000005" table:style-name="ce1">
            <text:p>9.763304889</text:p>
          </table:table-cell>
          <table:table-cell office:value-type="float" office:value="69.179999828299998" table:style-name="ce1">
            <text:p>69.17999983</text:p>
          </table:table-cell>
          <table:table-cell table:number-columns-repeated="16382"/>
        </table:table-row>
        <table:table-row table:style-name="ro1">
          <table:table-cell office:value-type="float" office:value="10.0896269083" table:style-name="ce1">
            <text:p>10.08962691</text:p>
          </table:table-cell>
          <table:table-cell office:value-type="float" office:value="67.760002613099999" table:style-name="ce1">
            <text:p>67.76000261</text:p>
          </table:table-cell>
          <table:table-cell table:number-columns-repeated="16382"/>
        </table:table-row>
        <table:table-row table:style-name="ro1">
          <table:table-cell office:value-type="float" office:value="10.417674481900001" table:style-name="ce1">
            <text:p>10.41767448</text:p>
          </table:table-cell>
          <table:table-cell office:value-type="float" office:value="66.729998588599997" table:style-name="ce1">
            <text:p>66.72999859</text:p>
          </table:table-cell>
          <table:table-cell table:number-columns-repeated="16382"/>
        </table:table-row>
        <table:table-row table:style-name="ro1">
          <table:table-cell office:value-type="float" office:value="10.767065733700001" table:style-name="ce1">
            <text:p>10.76706573</text:p>
          </table:table-cell>
          <table:table-cell office:value-type="float" office:value="64.099997282000004" table:style-name="ce1">
            <text:p>64.09999728</text:p>
          </table:table-cell>
          <table:table-cell table:number-columns-repeated="16382"/>
        </table:table-row>
        <table:table-row table:style-name="ro1">
          <table:table-cell office:value-type="float" office:value="11.077516526" table:style-name="ce1">
            <text:p>11.07751653</text:p>
          </table:table-cell>
          <table:table-cell office:value-type="float" office:value="63.440001010899998" table:style-name="ce1">
            <text:p>63.44000101</text:p>
          </table:table-cell>
          <table:table-cell table:number-columns-repeated="16382"/>
        </table:table-row>
        <table:table-row table:style-name="ro1">
          <table:table-cell office:value-type="float" office:value="11.4223524928" table:style-name="ce1">
            <text:p>11.42235249</text:p>
          </table:table-cell>
          <table:table-cell office:value-type="float" office:value="61.400002241099997" table:style-name="ce1">
            <text:p>61.40000224</text:p>
          </table:table-cell>
          <table:table-cell table:number-columns-repeated="16382"/>
        </table:table-row>
        <table:table-row table:style-name="ro1">
          <table:table-cell office:value-type="float" office:value="11.7449983954" table:style-name="ce1">
            <text:p>11.7449984</text:p>
          </table:table-cell>
          <table:table-cell office:value-type="float" office:value="60.939997434600002" table:style-name="ce1">
            <text:p>60.93999743</text:p>
          </table:table-cell>
          <table:table-cell table:number-columns-repeated="16382"/>
        </table:table-row>
        <table:table-row table:style-name="ro1">
          <table:table-cell office:value-type="float" office:value="12.070090323700001" table:style-name="ce1">
            <text:p>12.07009032</text:p>
          </table:table-cell>
          <table:table-cell office:value-type="float" office:value="59.249997139000001" table:style-name="ce1">
            <text:p>59.24999714</text:p>
          </table:table-cell>
          <table:table-cell table:number-columns-repeated="16382"/>
        </table:table-row>
        <table:table-row table:style-name="ro1">
          <table:table-cell office:value-type="float" office:value="12.3956046999" table:style-name="ce1">
            <text:p>12.3956047</text:p>
          </table:table-cell>
          <table:table-cell office:value-type="float" office:value="58.569997549100002" table:style-name="ce1">
            <text:p>58.56999755</text:p>
          </table:table-cell>
          <table:table-cell table:number-columns-repeated="16382"/>
        </table:table-row>
        <table:table-row table:style-name="ro1">
          <table:table-cell office:value-type="float" office:value="12.7151250839" table:style-name="ce1">
            <text:p>12.71512508</text:p>
          </table:table-cell>
          <table:table-cell office:value-type="float" office:value="56.430000066799998" table:style-name="ce1">
            <text:p>56.43000007</text:p>
          </table:table-cell>
          <table:table-cell table:number-columns-repeated="16382"/>
        </table:table-row>
        <table:table-row table:style-name="ro1">
          <table:table-cell office:value-type="float" office:value="13.0078956485" table:style-name="ce1">
            <text:p>13.00789565</text:p>
          </table:table-cell>
          <table:table-cell office:value-type="float" office:value="55.320000648499999" table:style-name="ce1">
            <text:p>55.32000065</text:p>
          </table:table-cell>
          <table:table-cell table:number-columns-repeated="16382"/>
        </table:table-row>
        <table:table-row table:style-name="ro1">
          <table:table-cell office:value-type="float" office:value="13.338845968199999" table:style-name="ce1">
            <text:p>13.33884597</text:p>
          </table:table-cell>
          <table:table-cell office:value-type="float" office:value="54.1800022125" table:style-name="ce1">
            <text:p>54.18000221</text:p>
          </table:table-cell>
          <table:table-cell table:number-columns-repeated="16382"/>
        </table:table-row>
        <table:table-row table:style-name="ro1">
          <table:table-cell office:value-type="float" office:value="13.649271428600001" table:style-name="ce1">
            <text:p>13.64927143</text:p>
          </table:table-cell>
          <table:table-cell office:value-type="float" office:value="52.490001916899999" table:style-name="ce1">
            <text:p>52.49000192</text:p>
          </table:table-cell>
          <table:table-cell table:number-columns-repeated="16382"/>
        </table:table-row>
        <table:table-row table:style-name="ro1">
          <table:table-cell office:value-type="float" office:value="13.971477747" table:style-name="ce1">
            <text:p>13.97147775</text:p>
          </table:table-cell>
          <table:table-cell office:value-type="float" office:value="52.050000429199997" table:style-name="ce1">
            <text:p>52.05000043</text:p>
          </table:table-cell>
          <table:table-cell table:number-columns-repeated="16382"/>
        </table:table-row>
        <table:table-row table:style-name="ro1">
          <table:table-cell office:value-type="float" office:value="14.2727449536" table:style-name="ce1">
            <text:p>14.27274495</text:p>
          </table:table-cell>
          <table:table-cell office:value-type="float" office:value="50.690001249300003" table:style-name="ce1">
            <text:p>50.69000125</text:p>
          </table:table-cell>
          <table:table-cell table:number-columns-repeated="16382"/>
        </table:table-row>
        <table:table-row table:style-name="ro1">
          <table:table-cell office:value-type="float" office:value="14.575946331000001" table:style-name="ce1">
            <text:p>14.57594633</text:p>
          </table:table-cell>
          <table:table-cell office:value-type="float" office:value="49.2399990559" table:style-name="ce1">
            <text:p>49.23999906</text:p>
          </table:table-cell>
          <table:table-cell table:number-columns-repeated="16382"/>
        </table:table-row>
        <table:table-row table:style-name="ro1">
          <table:table-cell office:value-type="float" office:value="14.8628383875" table:style-name="ce1">
            <text:p>14.86283839</text:p>
          </table:table-cell>
          <table:table-cell office:value-type="float" office:value="48.489999771100003" table:style-name="ce1">
            <text:p>48.48999977</text:p>
          </table:table-cell>
          <table:table-cell table:number-columns-repeated="16382"/>
        </table:table-row>
        <table:table-row table:style-name="ro1">
          <table:table-cell office:value-type="float" office:value="15.1895090938" table:style-name="ce1">
            <text:p>15.18950909</text:p>
          </table:table-cell>
          <table:table-cell office:value-type="float" office:value="47.139999270399997" table:style-name="ce1">
            <text:p>47.13999927</text:p>
          </table:table-cell>
          <table:table-cell table:number-columns-repeated="16382"/>
        </table:table-row>
        <table:table-row table:style-name="ro1">
          <table:table-cell office:value-type="float" office:value="15.4936879873" table:style-name="ce1">
            <text:p>15.49368799</text:p>
          </table:table-cell>
          <table:table-cell office:value-type="float" office:value="45.879998803100001" table:style-name="ce1">
            <text:p>45.8799988</text:p>
          </table:table-cell>
          <table:table-cell table:number-columns-repeated="16382"/>
        </table:table-row>
        <table:table-row table:style-name="ro1">
          <table:table-cell office:value-type="float" office:value="15.772511065" table:style-name="ce1">
            <text:p>15.77251107</text:p>
          </table:table-cell>
          <table:table-cell office:value-type="float" office:value="45.149999856900003" table:style-name="ce1">
            <text:p>45.14999986</text:p>
          </table:table-cell>
          <table:table-cell table:number-columns-repeated="16382"/>
        </table:table-row>
        <table:table-row table:style-name="ro1">
          <table:table-cell office:value-type="float" office:value="16.088931262500001" table:style-name="ce1">
            <text:p>16.08893126</text:p>
          </table:table-cell>
          <table:table-cell office:value-type="float" office:value="43.579998612399997" table:style-name="ce1">
            <text:p>43.57999861</text:p>
          </table:table-cell>
          <table:table-cell table:number-columns-repeated="16382"/>
        </table:table-row>
        <table:table-row table:style-name="ro1">
          <table:table-cell office:value-type="float" office:value="16.380193829500001" table:style-name="ce1">
            <text:p>16.38019383</text:p>
          </table:table-cell>
          <table:table-cell office:value-type="float" office:value="42.190000414799997" table:style-name="ce1">
            <text:p>42.19000041</text:p>
          </table:table-cell>
          <table:table-cell table:number-columns-repeated="16382"/>
        </table:table-row>
        <table:table-row table:style-name="ro1">
          <table:table-cell office:value-type="float" office:value="16.669802367700001" table:style-name="ce1">
            <text:p>16.66980237</text:p>
          </table:table-cell>
          <table:table-cell office:value-type="float" office:value="40.889999270399997" table:style-name="ce1">
            <text:p>40.88999927</text:p>
          </table:table-cell>
          <table:table-cell table:number-columns-repeated="16382"/>
        </table:table-row>
        <table:table-row table:style-name="ro1">
          <table:table-cell office:value-type="float" office:value="16.966445744000001" table:style-name="ce1">
            <text:p>16.96644574</text:p>
          </table:table-cell>
          <table:table-cell office:value-type="float" office:value="40.540000796299999" table:style-name="ce1">
            <text:p>40.5400008</text:p>
          </table:table-cell>
          <table:table-cell table:number-columns-repeated="16382"/>
        </table:table-row>
        <table:table-row table:style-name="ro1">
          <table:table-cell office:value-type="float" office:value="17.257712781399999" table:style-name="ce1">
            <text:p>17.25771278</text:p>
          </table:table-cell>
          <table:table-cell office:value-type="float" office:value="39.370000362399999" table:style-name="ce1">
            <text:p>39.37000036</text:p>
          </table:table-cell>
          <table:table-cell table:number-columns-repeated="16382"/>
        </table:table-row>
        <table:table-row table:style-name="ro1">
          <table:table-cell office:value-type="float" office:value="17.5679549575" table:style-name="ce1">
            <text:p>17.56795496</text:p>
          </table:table-cell>
          <table:table-cell office:value-type="float" office:value="38.170000910799999" table:style-name="ce1">
            <text:p>38.17000091</text:p>
          </table:table-cell>
          <table:table-cell table:number-columns-repeated="16382"/>
        </table:table-row>
        <table:table-row table:style-name="ro1">
          <table:table-cell office:value-type="float" office:value="17.844231426699999" table:style-name="ce1">
            <text:p>17.84423143</text:p>
          </table:table-cell>
          <table:table-cell office:value-type="float" office:value="37.680000066799998" table:style-name="ce1">
            <text:p>37.68000007</text:p>
          </table:table-cell>
          <table:table-cell table:number-columns-repeated="16382"/>
        </table:table-row>
        <table:table-row table:style-name="ro1">
          <table:table-cell office:value-type="float" office:value="18.108148872899999" table:style-name="ce1">
            <text:p>18.10814887</text:p>
          </table:table-cell>
          <table:table-cell office:value-type="float" office:value="36.480000615100003" table:style-name="ce1">
            <text:p>36.48000062</text:p>
          </table:table-cell>
          <table:table-cell table:number-columns-repeated="16382"/>
        </table:table-row>
        <table:table-row table:style-name="ro1">
          <table:table-cell office:value-type="float" office:value="18.4100568295" table:style-name="ce1">
            <text:p>18.41005683</text:p>
          </table:table-cell>
          <table:table-cell office:value-type="float" office:value="35.440000891700002" table:style-name="ce1">
            <text:p>35.44000089</text:p>
          </table:table-cell>
          <table:table-cell table:number-columns-repeated="16382"/>
        </table:table-row>
        <table:table-row table:style-name="ro1">
          <table:table-cell office:value-type="float" office:value="18.6863973737" table:style-name="ce1">
            <text:p>18.68639737</text:p>
          </table:table-cell>
          <table:table-cell office:value-type="float" office:value="34.5600008965" table:style-name="ce1">
            <text:p>34.5600009</text:p>
          </table:table-cell>
          <table:table-cell table:number-columns-repeated="16382"/>
        </table:table-row>
        <table:table-row table:style-name="ro1">
          <table:table-cell office:value-type="float" office:value="18.958726525300001" table:style-name="ce1">
            <text:p>18.95872653</text:p>
          </table:table-cell>
          <table:table-cell office:value-type="float" office:value="33.579999208499999" table:style-name="ce1">
            <text:p>33.57999921</text:p>
          </table:table-cell>
          <table:table-cell table:number-columns-repeated="16382"/>
        </table:table-row>
        <table:table-row table:style-name="ro1">
          <table:table-cell office:value-type="float" office:value="19.214475154900001" table:style-name="ce1">
            <text:p>19.21447515</text:p>
          </table:table-cell>
          <table:table-cell office:value-type="float" office:value="33.719998598099998" table:style-name="ce1">
            <text:p>33.7199986</text:p>
          </table:table-cell>
          <table:table-cell table:number-columns-repeated="16382"/>
        </table:table-row>
        <table:table-row table:style-name="ro1">
          <table:table-cell office:value-type="float" office:value="19.539603590999999" table:style-name="ce1">
            <text:p>19.53960359</text:p>
          </table:table-cell>
          <table:table-cell office:value-type="float" office:value="32.280001044300001" table:style-name="ce1">
            <text:p>32.28000104</text:p>
          </table:table-cell>
          <table:table-cell table:number-columns-repeated="16382"/>
        </table:table-row>
        <table:table-row table:style-name="ro1">
          <table:table-cell office:value-type="float" office:value="19.756942987399999" table:style-name="ce1">
            <text:p>19.75694299</text:p>
          </table:table-cell>
          <table:table-cell office:value-type="float" office:value="31.400001049" table:style-name="ce1">
            <text:p>31.40000105</text:p>
          </table:table-cell>
          <table:table-cell table:number-columns-repeated="16382"/>
        </table:table-row>
        <table:table-row table:style-name="ro1">
          <table:table-cell office:value-type="float" office:value="20.030786097" table:style-name="ce1">
            <text:p>20.0307861</text:p>
          </table:table-cell>
          <table:table-cell office:value-type="float" office:value="31.1699986458" table:style-name="ce1">
            <text:p>31.16999865</text:p>
          </table:table-cell>
          <table:table-cell table:number-columns-repeated="16382"/>
        </table:table-row>
        <table:table-row table:style-name="ro1">
          <table:table-cell office:value-type="float" office:value="20.307230949400001" table:style-name="ce1">
            <text:p>20.30723095</text:p>
          </table:table-cell>
          <table:table-cell office:value-type="float" office:value="30.390000343299999" table:style-name="ce1">
            <text:p>30.39000034</text:p>
          </table:table-cell>
          <table:table-cell table:number-columns-repeated="16382"/>
        </table:table-row>
        <table:table-row table:style-name="ro1">
          <table:table-cell office:value-type="float" office:value="20.609140396099999" table:style-name="ce1">
            <text:p>20.6091404</text:p>
          </table:table-cell>
          <table:table-cell office:value-type="float" office:value="29.469999671" table:style-name="ce1">
            <text:p>29.46999967</text:p>
          </table:table-cell>
          <table:table-cell table:number-columns-repeated="16382"/>
        </table:table-row>
        <table:table-row table:style-name="ro1">
          <table:table-cell office:value-type="float" office:value="20.849391818000001" table:style-name="ce1">
            <text:p>20.84939182</text:p>
          </table:table-cell>
          <table:table-cell office:value-type="float" office:value="28.769999742500001" table:style-name="ce1">
            <text:p>28.76999974</text:p>
          </table:table-cell>
          <table:table-cell table:number-columns-repeated="16382"/>
        </table:table-row>
        <table:table-row table:style-name="ro1">
          <table:table-cell office:value-type="float" office:value="21.1303919554" table:style-name="ce1">
            <text:p>21.13039196</text:p>
          </table:table-cell>
          <table:table-cell office:value-type="float" office:value="28.790000081100001" table:style-name="ce1">
            <text:p>28.79000008</text:p>
          </table:table-cell>
          <table:table-cell table:number-columns-repeated="16382"/>
        </table:table-row>
        <table:table-row table:style-name="ro1">
          <table:table-cell office:value-type="float" office:value="21.380205452399998" table:style-name="ce1">
            <text:p>21.38020545</text:p>
          </table:table-cell>
          <table:table-cell office:value-type="float" office:value="27.8299987316" table:style-name="ce1">
            <text:p>27.82999873</text:p>
          </table:table-cell>
          <table:table-cell table:number-columns-repeated="16382"/>
        </table:table-row>
        <table:table-row table:style-name="ro1">
          <table:table-cell office:value-type="float" office:value="21.660663187499999" table:style-name="ce1">
            <text:p>21.66066319</text:p>
          </table:table-cell>
          <table:table-cell office:value-type="float" office:value="27.3900002241" table:style-name="ce1">
            <text:p>27.39000022</text:p>
          </table:table-cell>
          <table:table-cell table:number-columns-repeated="16382"/>
        </table:table-row>
        <table:table-row table:style-name="ro1">
          <table:table-cell office:value-type="float" office:value="21.908213198199999" table:style-name="ce1">
            <text:p>21.9082132</text:p>
          </table:table-cell>
          <table:table-cell office:value-type="float" office:value="26.519998908000002" table:style-name="ce1">
            <text:p>26.51999891</text:p>
          </table:table-cell>
          <table:table-cell table:number-columns-repeated="16382"/>
        </table:table-row>
        <table:table-row table:style-name="ro1">
          <table:table-cell office:value-type="float" office:value="22.182500362399999" table:style-name="ce1">
            <text:p>22.18250036</text:p>
          </table:table-cell>
          <table:table-cell office:value-type="float" office:value="26.280000805899999" table:style-name="ce1">
            <text:p>26.28000081</text:p>
          </table:table-cell>
          <table:table-cell table:number-columns-repeated="16382"/>
        </table:table-row>
        <table:table-row table:style-name="ro1">
          <table:table-cell office:value-type="float" office:value="22.425334155600002" table:style-name="ce1">
            <text:p>22.42533416</text:p>
          </table:table-cell>
          <table:table-cell office:value-type="float" office:value="25.7600009441" table:style-name="ce1">
            <text:p>25.76000094</text:p>
          </table:table-cell>
          <table:table-cell table:number-columns-repeated="16382"/>
        </table:table-row>
        <table:table-row table:style-name="ro1">
          <table:table-cell office:value-type="float" office:value="22.6429849863" table:style-name="ce1">
            <text:p>22.64298499</text:p>
          </table:table-cell>
          <table:table-cell office:value-type="float" office:value="25.270000100099999" table:style-name="ce1">
            <text:p>25.2700001</text:p>
          </table:table-cell>
          <table:table-cell table:number-columns-repeated="16382"/>
        </table:table-row>
        <table:table-row table:style-name="ro1">
          <table:table-cell office:value-type="float" office:value="22.902914881699999" table:style-name="ce1">
            <text:p>22.90291488</text:p>
          </table:table-cell>
          <table:table-cell office:value-type="float" office:value="24.8899996281" table:style-name="ce1">
            <text:p>24.88999963</text:p>
          </table:table-cell>
          <table:table-cell table:number-columns-repeated="16382"/>
        </table:table-row>
        <table:table-row table:style-name="ro1">
          <table:table-cell office:value-type="float" office:value="23.171477019800001" table:style-name="ce1">
            <text:p>23.17147702</text:p>
          </table:table-cell>
          <table:table-cell office:value-type="float" office:value="23.919999599499999" table:style-name="ce1">
            <text:p>23.9199996</text:p>
          </table:table-cell>
          <table:table-cell table:number-columns-repeated="16382"/>
        </table:table-row>
        <table:table-row table:style-name="ro1">
          <table:table-cell office:value-type="float" office:value="23.409231007100001" table:style-name="ce1">
            <text:p>23.40923101</text:p>
          </table:table-cell>
          <table:table-cell office:value-type="float" office:value="24.070000648499999" table:style-name="ce1">
            <text:p>24.07000065</text:p>
          </table:table-cell>
          <table:table-cell table:number-columns-repeated="16382"/>
        </table:table-row>
        <table:table-row table:style-name="ro1">
          <table:table-cell office:value-type="float" office:value="23.645578324799999" table:style-name="ce1">
            <text:p>23.64557832</text:p>
          </table:table-cell>
          <table:table-cell office:value-type="float" office:value="23.710000515000001" table:style-name="ce1">
            <text:p>23.71000052</text:p>
          </table:table-cell>
          <table:table-cell table:number-columns-repeated="16382"/>
        </table:table-row>
        <table:table-row table:style-name="ro1">
          <table:table-cell office:value-type="float" office:value="23.911169171299999" table:style-name="ce1">
            <text:p>23.91116917</text:p>
          </table:table-cell>
          <table:table-cell office:value-type="float" office:value="22.8000000119" table:style-name="ce1">
            <text:p>22.80000001</text:p>
          </table:table-cell>
          <table:table-cell table:number-columns-repeated="16382"/>
        </table:table-row>
        <table:table-row table:style-name="ro1">
          <table:table-cell office:value-type="float" office:value="24.142099916900001" table:style-name="ce1">
            <text:p>24.14209992</text:p>
          </table:table-cell>
          <table:table-cell office:value-type="float" office:value="22.859999537499998" table:style-name="ce1">
            <text:p>22.85999954</text:p>
          </table:table-cell>
          <table:table-cell table:number-columns-repeated="16382"/>
        </table:table-row>
        <table:table-row table:style-name="ro1">
          <table:table-cell office:value-type="float" office:value="24.379763007200001" table:style-name="ce1">
            <text:p>24.37976301</text:p>
          </table:table-cell>
          <table:table-cell office:value-type="float" office:value="22.779999673399999" table:style-name="ce1">
            <text:p>22.77999967</text:p>
          </table:table-cell>
          <table:table-cell table:number-columns-repeated="16382"/>
        </table:table-row>
        <table:table-row table:style-name="ro1">
          <table:table-cell office:value-type="float" office:value="24.601258337499999" table:style-name="ce1">
            <text:p>24.60125834</text:p>
          </table:table-cell>
          <table:table-cell office:value-type="float" office:value="22.509999573199998" table:style-name="ce1">
            <text:p>22.50999957</text:p>
          </table:table-cell>
          <table:table-cell table:number-columns-repeated="16382"/>
        </table:table-row>
        <table:table-row table:style-name="ro1">
          <table:table-cell office:value-type="float" office:value="24.851763248400001" table:style-name="ce1">
            <text:p>24.85176325</text:p>
          </table:table-cell>
          <table:table-cell office:value-type="float" office:value="22.159999609" table:style-name="ce1">
            <text:p>22.15999961</text:p>
          </table:table-cell>
          <table:table-cell table:number-columns-repeated="16382"/>
        </table:table-row>
        <table:table-row table:style-name="ro1">
          <table:table-cell office:value-type="float" office:value="25.071793794600001" table:style-name="ce1">
            <text:p>25.07179379</text:p>
          </table:table-cell>
          <table:table-cell office:value-type="float" office:value="22.2599998116" table:style-name="ce1">
            <text:p>22.25999981</text:p>
          </table:table-cell>
          <table:table-cell table:number-columns-repeated="16382"/>
        </table:table-row>
        <table:table-row table:style-name="ro1">
          <table:table-cell office:value-type="float" office:value="25.283679366099999" table:style-name="ce1">
            <text:p>25.28367937</text:p>
          </table:table-cell>
          <table:table-cell office:value-type="float" office:value="21.6199994087" table:style-name="ce1">
            <text:p>21.61999941</text:p>
          </table:table-cell>
          <table:table-cell table:number-columns-repeated="16382"/>
        </table:table-row>
        <table:table-row table:style-name="ro1">
          <table:table-cell office:value-type="float" office:value="25.5364447832" table:style-name="ce1">
            <text:p>25.53644478</text:p>
          </table:table-cell>
          <table:table-cell office:value-type="float" office:value="21.119999885599999" table:style-name="ce1">
            <text:p>21.11999989</text:p>
          </table:table-cell>
          <table:table-cell table:number-columns-repeated="16382"/>
        </table:table-row>
        <table:table-row table:style-name="ro1">
          <table:table-cell office:value-type="float" office:value="25.749409198799999" table:style-name="ce1">
            <text:p>25.7494092</text:p>
          </table:table-cell>
          <table:table-cell office:value-type="float" office:value="21.119999885599999" table:style-name="ce1">
            <text:p>21.11999989</text:p>
          </table:table-cell>
          <table:table-cell table:number-columns-repeated="16382"/>
        </table:table-row>
        <table:table-row table:style-name="ro1">
          <table:table-cell office:value-type="float" office:value="26.006019115400001" table:style-name="ce1">
            <text:p>26.00601912</text:p>
          </table:table-cell>
          <table:table-cell office:value-type="float" office:value="20.739999413500001" table:style-name="ce1">
            <text:p>20.73999941</text:p>
          </table:table-cell>
          <table:table-cell table:number-columns-repeated="16382"/>
        </table:table-row>
        <table:table-row table:style-name="ro1">
          <table:table-cell office:value-type="float" office:value="26.1909604073" table:style-name="ce1">
            <text:p>26.19096041</text:p>
          </table:table-cell>
          <table:table-cell office:value-type="float" office:value="20.659999549399998" table:style-name="ce1">
            <text:p>20.65999955</text:p>
          </table:table-cell>
          <table:table-cell table:number-columns-repeated="16382"/>
        </table:table-row>
        <table:table-row table:style-name="ro1">
          <table:table-cell office:value-type="float" office:value="26.436394452999998" table:style-name="ce1">
            <text:p>26.43639445</text:p>
          </table:table-cell>
          <table:table-cell office:value-type="float" office:value="20.790000259900001" table:style-name="ce1">
            <text:p>20.79000026</text:p>
          </table:table-cell>
          <table:table-cell table:number-columns-repeated="16382"/>
        </table:table-row>
        <table:table-row table:style-name="ro1">
          <table:table-cell office:value-type="float" office:value="26.658675074600001" table:style-name="ce1">
            <text:p>26.65867507</text:p>
          </table:table-cell>
          <table:table-cell office:value-type="float" office:value="20.4199999571" table:style-name="ce1">
            <text:p>20.41999996</text:p>
          </table:table-cell>
          <table:table-cell table:number-columns-repeated="16382"/>
        </table:table-row>
        <table:table-row table:style-name="ro1">
          <table:table-cell office:value-type="float" office:value="26.859670877500001" table:style-name="ce1">
            <text:p>26.85967088</text:p>
          </table:table-cell>
          <table:table-cell office:value-type="float" office:value="19.640000164500002" table:style-name="ce1">
            <text:p>19.64000016</text:p>
          </table:table-cell>
          <table:table-cell table:number-columns-repeated="16382"/>
        </table:table-row>
        <table:table-row table:style-name="ro1">
          <table:table-cell office:value-type="float" office:value="27.075928449599999" table:style-name="ce1">
            <text:p>27.07592845</text:p>
          </table:table-cell>
          <table:table-cell office:value-type="float" office:value="19.6999996901" table:style-name="ce1">
            <text:p>19.69999969</text:p>
          </table:table-cell>
          <table:table-cell table:number-columns-repeated="16382"/>
        </table:table-row>
        <table:table-row table:style-name="ro1">
          <table:table-cell office:value-type="float" office:value="27.2933393717" table:style-name="ce1">
            <text:p>27.29333937</text:p>
          </table:table-cell>
          <table:table-cell office:value-type="float" office:value="18.999999761600002" table:style-name="ce1">
            <text:p>18.99999976</text:p>
          </table:table-cell>
          <table:table-cell table:number-columns-repeated="16382"/>
        </table:table-row>
        <table:table-row table:style-name="ro1">
          <table:table-cell office:value-type="float" office:value="27.519020438199998" table:style-name="ce1">
            <text:p>27.51902044</text:p>
          </table:table-cell>
          <table:table-cell office:value-type="float" office:value="18.999999761600002" table:style-name="ce1">
            <text:p>18.99999976</text:p>
          </table:table-cell>
          <table:table-cell table:number-columns-repeated="16382"/>
        </table:table-row>
        <table:table-row table:style-name="ro1">
          <table:table-cell office:value-type="float" office:value="27.713420987100001" table:style-name="ce1">
            <text:p>27.71342099</text:p>
          </table:table-cell>
          <table:table-cell office:value-type="float" office:value="19.2399993539" table:style-name="ce1">
            <text:p>19.23999935</text:p>
          </table:table-cell>
          <table:table-cell table:number-columns-repeated="16382"/>
        </table:table-row>
        <table:table-row table:style-name="ro1">
          <table:table-cell office:value-type="float" office:value="27.908027172099999" table:style-name="ce1">
            <text:p>27.90802717</text:p>
          </table:table-cell>
          <table:table-cell office:value-type="float" office:value="18.909999728199999" table:style-name="ce1">
            <text:p>18.90999973</text:p>
          </table:table-cell>
          <table:table-cell table:number-columns-repeated="16382"/>
        </table:table-row>
        <table:table-row table:style-name="ro1">
          <table:table-cell office:value-type="float" office:value="28.135240077999999" table:style-name="ce1">
            <text:p>28.13524008</text:p>
          </table:table-cell>
          <table:table-cell office:value-type="float" office:value="18.930000066800002" table:style-name="ce1">
            <text:p>18.93000007</text:p>
          </table:table-cell>
          <table:table-cell table:number-columns-repeated="16382"/>
        </table:table-row>
        <table:table-row table:style-name="ro1">
          <table:table-cell office:value-type="float" office:value="28.345733881000001" table:style-name="ce1">
            <text:p>28.34573388</text:p>
          </table:table-cell>
          <table:table-cell office:value-type="float" office:value="18.240000307599999" table:style-name="ce1">
            <text:p>18.24000031</text:p>
          </table:table-cell>
          <table:table-cell table:number-columns-repeated="16382"/>
        </table:table-row>
        <table:table-row table:style-name="ro1">
          <table:table-cell office:value-type="float" office:value="28.5440891981" table:style-name="ce1">
            <text:p>28.5440892</text:p>
          </table:table-cell>
          <table:table-cell office:value-type="float" office:value="18.299999833099999" table:style-name="ce1">
            <text:p>18.29999983</text:p>
          </table:table-cell>
          <table:table-cell table:number-columns-repeated="16382"/>
        </table:table-row>
        <table:table-row table:style-name="ro1">
          <table:table-cell office:value-type="float" office:value="28.771513700500002" table:style-name="ce1">
            <text:p>28.7715137</text:p>
          </table:table-cell>
          <table:table-cell office:value-type="float" office:value="18.1799992919" table:style-name="ce1">
            <text:p>18.17999929</text:p>
          </table:table-cell>
          <table:table-cell table:number-columns-repeated="16382"/>
        </table:table-row>
        <table:table-row table:style-name="ro1">
          <table:table-cell office:value-type="float" office:value="28.948366642" table:style-name="ce1">
            <text:p>28.94836664</text:p>
          </table:table-cell>
          <table:table-cell office:value-type="float" office:value="18.0800005794" table:style-name="ce1">
            <text:p>18.08000058</text:p>
          </table:table-cell>
          <table:table-cell table:number-columns-repeated="16382"/>
        </table:table-row>
        <table:table-row table:number-rows-repeated="1048476" table:style-name="ro1">
          <table:table-cell table:number-columns-repeated="16384"/>
        </table:table-row>
      </table:table>
      <table:table table:name="Sheet2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float" office:value="97.919619083399994" table:style-name="ce1">
            <text:p>97.91961908</text:p>
          </table:table-cell>
          <table:table-cell office:value-type="float" office:value="95.2245891094" table:style-name="ce1">
            <text:p>95.22458911</text:p>
          </table:table-cell>
          <table:table-cell table:number-columns-repeated="16381"/>
        </table:table-row>
        <table:table-row table:style-name="ro1">
          <table:table-cell office:value-type="float" office:value="0.194174714852" table:style-name="ce1">
            <text:p>0.194174715</text:p>
          </table:table-cell>
          <table:table-cell office:value-type="float" office:value="97.635936737099996" table:style-name="ce1">
            <text:p>97.63593674</text:p>
          </table:table-cell>
          <table:table-cell office:value-type="float" office:value="95.130026340499995" table:style-name="ce1">
            <text:p>95.13002634</text:p>
          </table:table-cell>
          <table:table-cell table:number-columns-repeated="16381"/>
        </table:table-row>
        <table:table-row table:style-name="ro1">
          <table:table-cell office:value-type="float" office:value="0.398384639993" table:style-name="ce1">
            <text:p>0.39838464</text:p>
          </table:table-cell>
          <table:table-cell office:value-type="float" office:value="97.494089603399999" table:style-name="ce1">
            <text:p>97.4940896</text:p>
          </table:table-cell>
          <table:table-cell office:value-type="float" office:value="95.035463571500003" table:style-name="ce1">
            <text:p>95.03546357</text:p>
          </table:table-cell>
          <table:table-cell table:number-columns-repeated="16381"/>
        </table:table-row>
        <table:table-row table:style-name="ro1">
          <table:table-cell office:value-type="float" office:value="0.59392629191299995" table:style-name="ce1">
            <text:p>0.593926292</text:p>
          </table:table-cell>
          <table:table-cell office:value-type="float" office:value="97.446811199199999" table:style-name="ce1">
            <text:p>97.4468112</text:p>
          </table:table-cell>
          <table:table-cell office:value-type="float" office:value="95.035463571500003" table:style-name="ce1">
            <text:p>95.03546357</text:p>
          </table:table-cell>
          <table:table-cell table:number-columns-repeated="16381"/>
        </table:table-row>
        <table:table-row table:style-name="ro1">
          <table:table-cell office:value-type="float" office:value="0.78527964651600002" table:style-name="ce1">
            <text:p>0.785279647</text:p>
          </table:table-cell>
          <table:table-cell office:value-type="float" office:value="97.399526834499994" table:style-name="ce1">
            <text:p>97.39952683</text:p>
          </table:table-cell>
          <table:table-cell office:value-type="float" office:value="95.035463571500003" table:style-name="ce1">
            <text:p>95.03546357</text:p>
          </table:table-cell>
          <table:table-cell table:number-columns-repeated="16381"/>
        </table:table-row>
        <table:table-row table:style-name="ro1">
          <table:table-cell office:value-type="float" office:value="0.98510328680299997" table:style-name="ce1">
            <text:p>0.985103287</text:p>
          </table:table-cell>
          <table:table-cell office:value-type="float" office:value="97.210401296599997" table:style-name="ce1">
            <text:p>97.2104013</text:p>
          </table:table-cell>
          <table:table-cell office:value-type="float" office:value="95.177304744699995" table:style-name="ce1">
            <text:p>95.17730474</text:p>
          </table:table-cell>
          <table:table-cell table:number-columns-repeated="16381"/>
        </table:table-row>
        <table:table-row table:style-name="ro1">
          <table:table-cell office:value-type="float" office:value="1.1858590878499999" table:style-name="ce1">
            <text:p>1.185859088</text:p>
          </table:table-cell>
          <table:table-cell office:value-type="float" office:value="97.399526834499994" table:style-name="ce1">
            <text:p>97.39952683</text:p>
          </table:table-cell>
          <table:table-cell office:value-type="float" office:value="95.177304744699995" table:style-name="ce1">
            <text:p>95.17730474</text:p>
          </table:table-cell>
          <table:table-cell/>
          <table:table-cell table:style-name="ce1">
            <draw:frame draw:z-index="1" draw:id="id1" draw:style-name="a1" draw:name="Chart 2" svg:x="0.53125in" svg:y="0.14062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1.39684164897" table:style-name="ce1">
            <text:p>1.396841649</text:p>
          </table:table-cell>
          <table:table-cell office:value-type="float" office:value="97.163122892399997" table:style-name="ce1">
            <text:p>97.16312289</text:p>
          </table:table-cell>
          <table:table-cell office:value-type="float" office:value="95.319151878400007" table:style-name="ce1">
            <text:p>95.31915188</text:p>
          </table:table-cell>
          <table:table-cell table:number-columns-repeated="16381"/>
        </table:table-row>
        <table:table-row table:style-name="ro1">
          <table:table-cell office:value-type="float" office:value="1.58889014274" table:style-name="ce1">
            <text:p>1.588890143</text:p>
          </table:table-cell>
          <table:table-cell office:value-type="float" office:value="96.690309047699998" table:style-name="ce1">
            <text:p>96.69030905</text:p>
          </table:table-cell>
          <table:table-cell office:value-type="float" office:value="95.460993051499997" table:style-name="ce1">
            <text:p>95.46099305</text:p>
          </table:table-cell>
          <table:table-cell table:number-columns-repeated="16381"/>
        </table:table-row>
        <table:table-row table:style-name="ro1">
          <table:table-cell office:value-type="float" office:value="1.7924671992700001" table:style-name="ce1">
            <text:p>1.792467199</text:p>
          </table:table-cell>
          <table:table-cell office:value-type="float" office:value="96.548461914100002" table:style-name="ce1">
            <text:p>96.54846191</text:p>
          </table:table-cell>
          <table:table-cell office:value-type="float" office:value="95.271867513700002" table:style-name="ce1">
            <text:p>95.27186751</text:p>
          </table:table-cell>
          <table:table-cell table:number-columns-repeated="16381"/>
        </table:table-row>
        <table:table-row table:style-name="ro1">
          <table:table-cell office:value-type="float" office:value="1.9737536087600001" table:style-name="ce1">
            <text:p>1.973753609</text:p>
          </table:table-cell>
          <table:table-cell office:value-type="float" office:value="96.453899145099996" table:style-name="ce1">
            <text:p>96.45389915</text:p>
          </table:table-cell>
          <table:table-cell office:value-type="float" office:value="95.130026340499995" table:style-name="ce1">
            <text:p>95.13002634</text:p>
          </table:table-cell>
          <table:table-cell table:number-columns-repeated="16381"/>
        </table:table-row>
        <table:table-row table:style-name="ro1">
          <table:table-cell office:value-type="float" office:value="2.1847307682000001" table:style-name="ce1">
            <text:p>2.184730768</text:p>
          </table:table-cell>
          <table:table-cell office:value-type="float" office:value="96.028369665100001" table:style-name="ce1">
            <text:p>96.02836967</text:p>
          </table:table-cell>
          <table:table-cell office:value-type="float" office:value="94.988179206799998" table:style-name="ce1">
            <text:p>94.98817921</text:p>
          </table:table-cell>
          <table:table-cell table:number-columns-repeated="16381"/>
        </table:table-row>
        <table:table-row table:style-name="ro1">
          <table:table-cell office:value-type="float" office:value="2.3730108514400001" table:style-name="ce1">
            <text:p>2.373010851</text:p>
          </table:table-cell>
          <table:table-cell office:value-type="float" office:value="95.744681358299999" table:style-name="ce1">
            <text:p>95.74468136</text:p>
          </table:table-cell>
          <table:table-cell office:value-type="float" office:value="95.130026340499995" table:style-name="ce1">
            <text:p>95.13002634</text:p>
          </table:table-cell>
          <table:table-cell table:number-columns-repeated="16381"/>
        </table:table-row>
        <table:table-row table:style-name="ro1">
          <table:table-cell office:value-type="float" office:value="2.55853720009" table:style-name="ce1">
            <text:p>2.5585372</text:p>
          </table:table-cell>
          <table:table-cell office:value-type="float" office:value="95.2245891094" table:style-name="ce1">
            <text:p>95.22458911</text:p>
          </table:table-cell>
          <table:table-cell office:value-type="float" office:value="94.940900802599998" table:style-name="ce1">
            <text:p>94.9409008</text:p>
          </table:table-cell>
          <table:table-cell table:number-columns-repeated="16381"/>
        </table:table-row>
        <table:table-row table:style-name="ro1">
          <table:table-cell office:value-type="float" office:value="2.7875656262000001" table:style-name="ce1">
            <text:p>2.787565626</text:p>
          </table:table-cell>
          <table:table-cell office:value-type="float" office:value="95.130026340499995" table:style-name="ce1">
            <text:p>95.13002634</text:p>
          </table:table-cell>
          <table:table-cell office:value-type="float" office:value="94.940900802599998" table:style-name="ce1">
            <text:p>94.9409008</text:p>
          </table:table-cell>
          <table:table-cell table:number-columns-repeated="16381"/>
        </table:table-row>
        <table:table-row table:style-name="ro1">
          <table:table-cell office:value-type="float" office:value="2.9733600094899999" table:style-name="ce1">
            <text:p>2.973360009</text:p>
          </table:table-cell>
          <table:table-cell office:value-type="float" office:value="95.413708686800007" table:style-name="ce1">
            <text:p>95.41370869</text:p>
          </table:table-cell>
          <table:table-cell office:value-type="float" office:value="95.2245891094" table:style-name="ce1">
            <text:p>95.22458911</text:p>
          </table:table-cell>
          <table:table-cell table:number-columns-repeated="16381"/>
        </table:table-row>
        <table:table-row table:style-name="ro1">
          <table:table-cell office:value-type="float" office:value="3.1772337853899999" table:style-name="ce1">
            <text:p>3.177233785</text:p>
          </table:table-cell>
          <table:table-cell office:value-type="float" office:value="95.177304744699995" table:style-name="ce1">
            <text:p>95.17730474</text:p>
          </table:table-cell>
          <table:table-cell office:value-type="float" office:value="95.271867513700002" table:style-name="ce1">
            <text:p>95.27186751</text:p>
          </table:table-cell>
          <table:table-cell table:number-columns-repeated="16381"/>
        </table:table-row>
        <table:table-row table:style-name="ro1">
          <table:table-cell office:value-type="float" office:value="3.3603873103900002" table:style-name="ce1">
            <text:p>3.36038731</text:p>
          </table:table-cell>
          <table:table-cell office:value-type="float" office:value="94.089835882200006" table:style-name="ce1">
            <text:p>94.08983588</text:p>
          </table:table-cell>
          <table:table-cell office:value-type="float" office:value="95.130026340499995" table:style-name="ce1">
            <text:p>95.13002634</text:p>
          </table:table-cell>
          <table:table-cell table:number-columns-repeated="16381"/>
        </table:table-row>
        <table:table-row table:style-name="ro1">
          <table:table-cell office:value-type="float" office:value="3.5667695105099999" table:style-name="ce1">
            <text:p>3.566769511</text:p>
          </table:table-cell>
          <table:table-cell office:value-type="float" office:value="93.475174903899998" table:style-name="ce1">
            <text:p>93.4751749</text:p>
          </table:table-cell>
          <table:table-cell office:value-type="float" office:value="95.130026340499995" table:style-name="ce1">
            <text:p>95.13002634</text:p>
          </table:table-cell>
          <table:table-cell table:number-columns-repeated="16381"/>
        </table:table-row>
        <table:table-row table:style-name="ro1">
          <table:table-cell office:value-type="float" office:value="3.7856560200499998" table:style-name="ce1">
            <text:p>3.78565602</text:p>
          </table:table-cell>
          <table:table-cell office:value-type="float" office:value="92.860519886000006" table:style-name="ce1">
            <text:p>92.86051989</text:p>
          </table:table-cell>
          <table:table-cell office:value-type="float" office:value="94.420802593199994" table:style-name="ce1">
            <text:p>94.42080259</text:p>
          </table:table-cell>
          <table:table-cell table:number-columns-repeated="16381"/>
        </table:table-row>
        <table:table-row table:style-name="ro1">
          <table:table-cell office:value-type="float" office:value="3.9684657007499999" table:style-name="ce1">
            <text:p>3.968465701</text:p>
          </table:table-cell>
          <table:table-cell office:value-type="float" office:value="92.955082654999998" table:style-name="ce1">
            <text:p>92.95508266</text:p>
          </table:table-cell>
          <table:table-cell office:value-type="float" office:value="94.940900802599998" table:style-name="ce1">
            <text:p>94.9409008</text:p>
          </table:table-cell>
          <table:table-cell table:number-columns-repeated="16381"/>
        </table:table-row>
        <table:table-row table:style-name="ro1">
          <table:table-cell office:value-type="float" office:value="4.1569560766200002" table:style-name="ce1">
            <text:p>4.156956077</text:p>
          </table:table-cell>
          <table:table-cell office:value-type="float" office:value="91.773051023500003" table:style-name="ce1">
            <text:p>91.77305102</text:p>
          </table:table-cell>
          <table:table-cell office:value-type="float" office:value="95.035463571500003" table:style-name="ce1">
            <text:p>95.03546357</text:p>
          </table:table-cell>
          <table:table-cell table:number-columns-repeated="16381"/>
        </table:table-row>
        <table:table-row table:style-name="ro1">
          <table:table-cell office:value-type="float" office:value="4.3768018484100004" table:style-name="ce1">
            <text:p>4.376801848</text:p>
          </table:table-cell>
          <table:table-cell office:value-type="float" office:value="91.489362716700001" table:style-name="ce1">
            <text:p>91.48936272</text:p>
          </table:table-cell>
          <table:table-cell office:value-type="float" office:value="94.799053669000003" table:style-name="ce1">
            <text:p>94.79905367</text:p>
          </table:table-cell>
          <table:table-cell table:number-columns-repeated="16381"/>
        </table:table-row>
        <table:table-row table:style-name="ro1">
          <table:table-cell office:value-type="float" office:value="4.5715164393199998" table:style-name="ce1">
            <text:p>4.571516439</text:p>
          </table:table-cell>
          <table:table-cell office:value-type="float" office:value="89.739954471600001" table:style-name="ce1">
            <text:p>89.73995447</text:p>
          </table:table-cell>
          <table:table-cell office:value-type="float" office:value="94.704490899999996" table:style-name="ce1">
            <text:p>94.7044909</text:p>
          </table:table-cell>
          <table:table-cell table:number-columns-repeated="16381"/>
        </table:table-row>
        <table:table-row table:style-name="ro1">
          <table:table-cell office:value-type="float" office:value="4.77931499481" table:style-name="ce1">
            <text:p>4.779314995</text:p>
          </table:table-cell>
          <table:table-cell office:value-type="float" office:value="89.881795644799993" table:style-name="ce1">
            <text:p>89.88179564</text:p>
          </table:table-cell>
          <table:table-cell office:value-type="float" office:value="94.704490899999996" table:style-name="ce1">
            <text:p>94.7044909</text:p>
          </table:table-cell>
          <table:table-cell table:number-columns-repeated="16381"/>
        </table:table-row>
        <table:table-row table:style-name="ro1">
          <table:table-cell office:value-type="float" office:value="4.9465171992799997" table:style-name="ce1">
            <text:p>4.946517199</text:p>
          </table:table-cell>
          <table:table-cell office:value-type="float" office:value="89.172577857999997" table:style-name="ce1">
            <text:p>89.17257786</text:p>
          </table:table-cell>
          <table:table-cell office:value-type="float" office:value="94.515365362200001" table:style-name="ce1">
            <text:p>94.51536536</text:p>
          </table:table-cell>
          <table:table-cell table:number-columns-repeated="16381"/>
        </table:table-row>
        <table:table-row table:style-name="ro1">
          <table:table-cell office:value-type="float" office:value="5.1605574786700004" table:style-name="ce1">
            <text:p>5.160557479</text:p>
          </table:table-cell>
          <table:table-cell office:value-type="float" office:value="87.565010786100004" table:style-name="ce1">
            <text:p>87.56501079</text:p>
          </table:table-cell>
          <table:table-cell office:value-type="float" office:value="94.940900802599998" table:style-name="ce1">
            <text:p>94.9409008</text:p>
          </table:table-cell>
          <table:table-cell table:number-columns-repeated="16381"/>
        </table:table-row>
        <table:table-row table:style-name="ro1">
          <table:table-cell office:value-type="float" office:value="5.3550425916900002" table:style-name="ce1">
            <text:p>5.355042592</text:p>
          </table:table-cell>
          <table:table-cell office:value-type="float" office:value="85.768324136700002" table:style-name="ce1">
            <text:p>85.76832414</text:p>
          </table:table-cell>
          <table:table-cell office:value-type="float" office:value="94.988179206799998" table:style-name="ce1">
            <text:p>94.98817921</text:p>
          </table:table-cell>
          <table:table-cell table:number-columns-repeated="16381"/>
        </table:table-row>
        <table:table-row table:style-name="ro1">
          <table:table-cell office:value-type="float" office:value="5.5520251393300004" table:style-name="ce1">
            <text:p>5.552025139</text:p>
          </table:table-cell>
          <table:table-cell office:value-type="float" office:value="83.167850971199996" table:style-name="ce1">
            <text:p>83.16785097</text:p>
          </table:table-cell>
          <table:table-cell office:value-type="float" office:value="95.035463571500003" table:style-name="ce1">
            <text:p>95.03546357</text:p>
          </table:table-cell>
          <table:table-cell table:number-columns-repeated="16381"/>
        </table:table-row>
        <table:table-row table:style-name="ro1">
          <table:table-cell office:value-type="float" office:value="5.7470086962" table:style-name="ce1">
            <text:p>5.747008696</text:p>
          </table:table-cell>
          <table:table-cell office:value-type="float" office:value="83.451539277999998" table:style-name="ce1">
            <text:p>83.45153928</text:p>
          </table:table-cell>
          <table:table-cell office:value-type="float" office:value="95.508271455799999" table:style-name="ce1">
            <text:p>95.50827146</text:p>
          </table:table-cell>
          <table:table-cell table:number-columns-repeated="16381"/>
        </table:table-row>
        <table:table-row table:style-name="ro1">
          <table:table-cell office:value-type="float" office:value="5.94842657447" table:style-name="ce1">
            <text:p>5.948426574</text:p>
          </table:table-cell>
          <table:table-cell office:value-type="float" office:value="82.033097744000003" table:style-name="ce1">
            <text:p>82.03309774</text:p>
          </table:table-cell>
          <table:table-cell office:value-type="float" office:value="94.846338033699993" table:style-name="ce1">
            <text:p>94.84633803</text:p>
          </table:table-cell>
          <table:table-cell table:number-columns-repeated="16381"/>
        </table:table-row>
        <table:table-row table:style-name="ro1">
          <table:table-cell office:value-type="float" office:value="6.1596941202900002" table:style-name="ce1">
            <text:p>6.15969412</text:p>
          </table:table-cell>
          <table:table-cell office:value-type="float" office:value="79.527187347400002" table:style-name="ce1">
            <text:p>79.52718735</text:p>
          </table:table-cell>
          <table:table-cell office:value-type="float" office:value="95.130026340499995" table:style-name="ce1">
            <text:p>95.13002634</text:p>
          </table:table-cell>
          <table:table-cell table:number-columns-repeated="16381"/>
        </table:table-row>
        <table:table-row table:style-name="ro1">
          <table:table-cell office:value-type="float" office:value="6.3661403954000004" table:style-name="ce1">
            <text:p>6.366140395</text:p>
          </table:table-cell>
          <table:table-cell office:value-type="float" office:value="77.399528026599995" table:style-name="ce1">
            <text:p>77.39952803</text:p>
          </table:table-cell>
          <table:table-cell office:value-type="float" office:value="95.130026340499995" table:style-name="ce1">
            <text:p>95.13002634</text:p>
          </table:table-cell>
          <table:table-cell table:number-columns-repeated="16381"/>
        </table:table-row>
        <table:table-row table:style-name="ro1">
          <table:table-cell office:value-type="float" office:value="6.5466552972800001" table:style-name="ce1">
            <text:p>6.546655297</text:p>
          </table:table-cell>
          <table:table-cell office:value-type="float" office:value="76.926714181899996" table:style-name="ce1">
            <text:p>76.92671418</text:p>
          </table:table-cell>
          <table:table-cell office:value-type="float" office:value="94.704490899999996" table:style-name="ce1">
            <text:p>94.7044909</text:p>
          </table:table-cell>
          <table:table-cell table:number-columns-repeated="16381"/>
        </table:table-row>
        <table:table-row table:style-name="ro1">
          <table:table-cell office:value-type="float" office:value="6.7307464778400004" table:style-name="ce1">
            <text:p>6.730746478</text:p>
          </table:table-cell>
          <table:table-cell office:value-type="float" office:value="74.799054861100004" table:style-name="ce1">
            <text:p>74.79905486</text:p>
          </table:table-cell>
          <table:table-cell office:value-type="float" office:value="94.799053669000003" table:style-name="ce1">
            <text:p>94.79905367</text:p>
          </table:table-cell>
          <table:table-cell table:number-columns-repeated="16381"/>
        </table:table-row>
        <table:table-row table:style-name="ro1">
          <table:table-cell office:value-type="float" office:value="6.9411933422100001" table:style-name="ce1">
            <text:p>6.941193342</text:p>
          </table:table-cell>
          <table:table-cell office:value-type="float" office:value="73.522460460700003" table:style-name="ce1">
            <text:p>73.52246046</text:p>
          </table:table-cell>
          <table:table-cell office:value-type="float" office:value="94.751775264700001" table:style-name="ce1">
            <text:p>94.75177526</text:p>
          </table:table-cell>
          <table:table-cell table:number-columns-repeated="16381"/>
        </table:table-row>
        <table:table-row table:style-name="ro1">
          <table:table-cell office:value-type="float" office:value="7.16887935996" table:style-name="ce1">
            <text:p>7.16887936</text:p>
          </table:table-cell>
          <table:table-cell office:value-type="float" office:value="72.104018926600006" table:style-name="ce1">
            <text:p>72.10401893</text:p>
          </table:table-cell>
          <table:table-cell office:value-type="float" office:value="95.2245891094" table:style-name="ce1">
            <text:p>95.22458911</text:p>
          </table:table-cell>
          <table:table-cell table:number-columns-repeated="16381"/>
        </table:table-row>
        <table:table-row table:style-name="ro1">
          <table:table-cell office:value-type="float" office:value="7.3505960404900001" table:style-name="ce1">
            <text:p>7.35059604</text:p>
          </table:table-cell>
          <table:table-cell office:value-type="float" office:value="69.929075241099994" table:style-name="ce1">
            <text:p>69.92907524</text:p>
          </table:table-cell>
          <table:table-cell office:value-type="float" office:value="95.319151878400007" table:style-name="ce1">
            <text:p>95.31915188</text:p>
          </table:table-cell>
          <table:table-cell table:number-columns-repeated="16381"/>
        </table:table-row>
        <table:table-row table:style-name="ro1">
          <table:table-cell office:value-type="float" office:value="7.5527459383000002" table:style-name="ce1">
            <text:p>7.552745938</text:p>
          </table:table-cell>
          <table:table-cell office:value-type="float" office:value="68.416076898599997" table:style-name="ce1">
            <text:p>68.4160769</text:p>
          </table:table-cell>
          <table:table-cell office:value-type="float" office:value="94.704490899999996" table:style-name="ce1">
            <text:p>94.7044909</text:p>
          </table:table-cell>
          <table:table-cell table:number-columns-repeated="16381"/>
        </table:table-row>
        <table:table-row table:style-name="ro1">
          <table:table-cell office:value-type="float" office:value="7.7263131737700004" table:style-name="ce1">
            <text:p>7.726313174</text:p>
          </table:table-cell>
          <table:table-cell office:value-type="float" office:value="66.855794191399994" table:style-name="ce1">
            <text:p>66.85579419</text:p>
          </table:table-cell>
          <table:table-cell office:value-type="float" office:value="94.988179206799998" table:style-name="ce1">
            <text:p>94.98817921</text:p>
          </table:table-cell>
          <table:table-cell table:number-columns-repeated="16381"/>
        </table:table-row>
        <table:table-row table:style-name="ro1">
          <table:table-cell office:value-type="float" office:value="7.9634889960299997" table:style-name="ce1">
            <text:p>7.963488996</text:p>
          </table:table-cell>
          <table:table-cell office:value-type="float" office:value="63.829785585400003" table:style-name="ce1">
            <text:p>63.82978559</text:p>
          </table:table-cell>
          <table:table-cell office:value-type="float" office:value="94.468086957899999" table:style-name="ce1">
            <text:p>94.46808696</text:p>
          </table:table-cell>
          <table:table-cell table:number-columns-repeated="16381"/>
        </table:table-row>
        <table:table-row table:style-name="ro1">
          <table:table-cell office:value-type="float" office:value="8.12417864799" table:style-name="ce1">
            <text:p>8.124178648</text:p>
          </table:table-cell>
          <table:table-cell office:value-type="float" office:value="62.6004755497" table:style-name="ce1">
            <text:p>62.60047555</text:p>
          </table:table-cell>
          <table:table-cell office:value-type="float" office:value="94.657212495799996" table:style-name="ce1">
            <text:p>94.6572125</text:p>
          </table:table-cell>
          <table:table-cell table:number-columns-repeated="16381"/>
        </table:table-row>
        <table:table-row table:style-name="ro1">
          <table:table-cell office:value-type="float" office:value="8.3580836653699997" table:style-name="ce1">
            <text:p>8.358083665</text:p>
          </table:table-cell>
          <table:table-cell office:value-type="float" office:value="61.938536167099997" table:style-name="ce1">
            <text:p>61.93853617</text:p>
          </table:table-cell>
          <table:table-cell office:value-type="float" office:value="95.130026340499995" table:style-name="ce1">
            <text:p>95.13002634</text:p>
          </table:table-cell>
          <table:table-cell table:number-columns-repeated="16381"/>
        </table:table-row>
        <table:table-row table:style-name="ro1">
          <table:table-cell office:value-type="float" office:value="8.5701450705499997" table:style-name="ce1">
            <text:p>8.570145071</text:p>
          </table:table-cell>
          <table:table-cell office:value-type="float" office:value="58.1560254097" table:style-name="ce1">
            <text:p>58.15602541</text:p>
          </table:table-cell>
          <table:table-cell office:value-type="float" office:value="95.319151878400007" table:style-name="ce1">
            <text:p>95.31915188</text:p>
          </table:table-cell>
          <table:table-cell table:number-columns-repeated="16381"/>
        </table:table-row>
        <table:table-row table:style-name="ro1">
          <table:table-cell office:value-type="float" office:value="8.7157011032099998" table:style-name="ce1">
            <text:p>8.715701103</text:p>
          </table:table-cell>
          <table:table-cell office:value-type="float" office:value="56.501179933499998" table:style-name="ce1">
            <text:p>56.50117993</text:p>
          </table:table-cell>
          <table:table-cell office:value-type="float" office:value="95.035463571500003" table:style-name="ce1">
            <text:p>95.03546357</text:p>
          </table:table-cell>
          <table:table-cell table:number-columns-repeated="16381"/>
        </table:table-row>
        <table:table-row table:style-name="ro1">
          <table:table-cell office:value-type="float" office:value="8.9483954012400009" table:style-name="ce1">
            <text:p>8.948395401</text:p>
          </table:table-cell>
          <table:table-cell office:value-type="float" office:value="54.893618822100002" table:style-name="ce1">
            <text:p>54.89361882</text:p>
          </table:table-cell>
          <table:table-cell office:value-type="float" office:value="94.940900802599998" table:style-name="ce1">
            <text:p>94.9409008</text:p>
          </table:table-cell>
          <table:table-cell table:number-columns-repeated="16381"/>
        </table:table-row>
        <table:table-row table:style-name="ro1">
          <table:table-cell office:value-type="float" office:value="9.1264292597800001" table:style-name="ce1">
            <text:p>9.12642926</text:p>
          </table:table-cell>
          <table:table-cell office:value-type="float" office:value="53.286051750200002" table:style-name="ce1">
            <text:p>53.28605175</text:p>
          </table:table-cell>
          <table:table-cell office:value-type="float" office:value="94.562649726900005" table:style-name="ce1">
            <text:p>94.56264973</text:p>
          </table:table-cell>
          <table:table-cell table:number-columns-repeated="16381"/>
        </table:table-row>
        <table:table-row table:style-name="ro1">
          <table:table-cell office:value-type="float" office:value="9.3626268207999992" table:style-name="ce1">
            <text:p>9.362626821</text:p>
          </table:table-cell>
          <table:table-cell office:value-type="float" office:value="51.914894580800002" table:style-name="ce1">
            <text:p>51.91489458</text:p>
          </table:table-cell>
          <table:table-cell office:value-type="float" office:value="94.846338033699993" table:style-name="ce1">
            <text:p>94.84633803</text:p>
          </table:table-cell>
          <table:table-cell table:number-columns-repeated="16381"/>
        </table:table-row>
        <table:table-row table:style-name="ro1">
          <table:table-cell office:value-type="float" office:value="9.5303341746299992" table:style-name="ce1">
            <text:p>9.530334175</text:p>
          </table:table-cell>
          <table:table-cell office:value-type="float" office:value="51.3947963715" table:style-name="ce1">
            <text:p>51.39479637</text:p>
          </table:table-cell>
          <table:table-cell office:value-type="float" office:value="94.846338033699993" table:style-name="ce1">
            <text:p>94.84633803</text:p>
          </table:table-cell>
          <table:table-cell table:number-columns-repeated="16381"/>
        </table:table-row>
        <table:table-row table:style-name="ro1">
          <table:table-cell office:value-type="float" office:value="9.6936851739899996" table:style-name="ce1">
            <text:p>9.693685174</text:p>
          </table:table-cell>
          <table:table-cell office:value-type="float" office:value="48.605200648299999" table:style-name="ce1">
            <text:p>48.60520065</text:p>
          </table:table-cell>
          <table:table-cell office:value-type="float" office:value="94.799053669000003" table:style-name="ce1">
            <text:p>94.79905367</text:p>
          </table:table-cell>
          <table:table-cell table:number-columns-repeated="16381"/>
        </table:table-row>
        <table:table-row table:style-name="ro1">
          <table:table-cell office:value-type="float" office:value="9.9128395318999996" table:style-name="ce1">
            <text:p>9.912839532</text:p>
          </table:table-cell>
          <table:table-cell office:value-type="float" office:value="47.706854343400003" table:style-name="ce1">
            <text:p>47.70685434</text:p>
          </table:table-cell>
          <table:table-cell office:value-type="float" office:value="94.988179206799998" table:style-name="ce1">
            <text:p>94.98817921</text:p>
          </table:table-cell>
          <table:table-cell table:number-columns-repeated="16381"/>
        </table:table-row>
        <table:table-row table:style-name="ro1">
          <table:table-cell office:value-type="float" office:value="10.1416148245" table:style-name="ce1">
            <text:p>10.14161482</text:p>
          </table:table-cell>
          <table:table-cell office:value-type="float" office:value="46.146571636200001" table:style-name="ce1">
            <text:p>46.14657164</text:p>
          </table:table-cell>
          <table:table-cell office:value-type="float" office:value="95.413708686800007" table:style-name="ce1">
            <text:p>95.41370869</text:p>
          </table:table-cell>
          <table:table-cell table:number-columns-repeated="16381"/>
        </table:table-row>
        <table:table-row table:style-name="ro1">
          <table:table-cell office:value-type="float" office:value="10.3075586259" table:style-name="ce1">
            <text:p>10.30755863</text:p>
          </table:table-cell>
          <table:table-cell office:value-type="float" office:value="45.2482283115" table:style-name="ce1">
            <text:p>45.24822831</text:p>
          </table:table-cell>
          <table:table-cell office:value-type="float" office:value="94.846338033699993" table:style-name="ce1">
            <text:p>94.84633803</text:p>
          </table:table-cell>
          <table:table-cell table:number-columns-repeated="16381"/>
        </table:table-row>
        <table:table-row table:style-name="ro1">
          <table:table-cell office:value-type="float" office:value="10.539211332800001" table:style-name="ce1">
            <text:p>10.53921133</text:p>
          </table:table-cell>
          <table:table-cell office:value-type="float" office:value="43.687942624100003" table:style-name="ce1">
            <text:p>43.68794262</text:p>
          </table:table-cell>
          <table:table-cell office:value-type="float" office:value="95.082741975800005" table:style-name="ce1">
            <text:p>95.08274198</text:p>
          </table:table-cell>
          <table:table-cell table:number-columns-repeated="16381"/>
        </table:table-row>
        <table:table-row table:style-name="ro1">
          <table:table-cell office:value-type="float" office:value="10.7266910374" table:style-name="ce1">
            <text:p>10.72669104</text:p>
          </table:table-cell>
          <table:table-cell office:value-type="float" office:value="43.593379855199998" table:style-name="ce1">
            <text:p>43.59337986</text:p>
          </table:table-cell>
          <table:table-cell office:value-type="float" office:value="94.988179206799998" table:style-name="ce1">
            <text:p>94.98817921</text:p>
          </table:table-cell>
          <table:table-cell table:number-columns-repeated="16381"/>
        </table:table-row>
        <table:table-row table:style-name="ro1">
          <table:table-cell office:value-type="float" office:value="10.9144069254" table:style-name="ce1">
            <text:p>10.91440693</text:p>
          </table:table-cell>
          <table:table-cell office:value-type="float" office:value="41.087469458599998" table:style-name="ce1">
            <text:p>41.08746946</text:p>
          </table:table-cell>
          <table:table-cell office:value-type="float" office:value="94.846338033699993" table:style-name="ce1">
            <text:p>94.84633803</text:p>
          </table:table-cell>
          <table:table-cell table:number-columns-repeated="16381"/>
        </table:table-row>
        <table:table-row table:style-name="ro1">
          <table:table-cell office:value-type="float" office:value="11.149459332199999" table:style-name="ce1">
            <text:p>11.14945933</text:p>
          </table:table-cell>
          <table:table-cell office:value-type="float" office:value="41.323876380900003" table:style-name="ce1">
            <text:p>41.32387638</text:p>
          </table:table-cell>
          <table:table-cell office:value-type="float" office:value="94.893616437899993" table:style-name="ce1">
            <text:p>94.89361644</text:p>
          </table:table-cell>
          <table:table-cell table:number-columns-repeated="16381"/>
        </table:table-row>
        <table:table-row table:style-name="ro1">
          <table:table-cell office:value-type="float" office:value="11.314560473" table:style-name="ce1">
            <text:p>11.31456047</text:p>
          </table:table-cell>
          <table:table-cell office:value-type="float" office:value="40.000000596" table:style-name="ce1">
            <text:p>40.0000006</text:p>
          </table:table-cell>
          <table:table-cell office:value-type="float" office:value="94.515365362200001" table:style-name="ce1">
            <text:p>94.51536536</text:p>
          </table:table-cell>
          <table:table-cell table:number-columns-repeated="16381"/>
        </table:table-row>
        <table:table-row table:style-name="ro1">
          <table:table-cell office:value-type="float" office:value="11.5306973457" table:style-name="ce1">
            <text:p>11.53069735</text:p>
          </table:table-cell>
          <table:table-cell office:value-type="float" office:value="39.196217060099997" table:style-name="ce1">
            <text:p>39.19621706</text:p>
          </table:table-cell>
          <table:table-cell office:value-type="float" office:value="94.562649726900005" table:style-name="ce1">
            <text:p>94.56264973</text:p>
          </table:table-cell>
          <table:table-cell table:number-columns-repeated="16381"/>
        </table:table-row>
        <table:table-row table:style-name="ro1">
          <table:table-cell office:value-type="float" office:value="11.7016971111" table:style-name="ce1">
            <text:p>11.70169711</text:p>
          </table:table-cell>
          <table:table-cell office:value-type="float" office:value="38.912528753300002" table:style-name="ce1">
            <text:p>38.91252875</text:p>
          </table:table-cell>
          <table:table-cell office:value-type="float" office:value="94.846338033699993" table:style-name="ce1">
            <text:p>94.84633803</text:p>
          </table:table-cell>
          <table:table-cell table:number-columns-repeated="16381"/>
        </table:table-row>
        <table:table-row table:style-name="ro1">
          <table:table-cell office:value-type="float" office:value="11.9296260178" table:style-name="ce1">
            <text:p>11.92962602</text:p>
          </table:table-cell>
          <table:table-cell office:value-type="float" office:value="37.635934352900001" table:style-name="ce1">
            <text:p>37.63593435</text:p>
          </table:table-cell>
          <table:table-cell office:value-type="float" office:value="94.420802593199994" table:style-name="ce1">
            <text:p>94.42080259</text:p>
          </table:table-cell>
          <table:table-cell table:number-columns-repeated="16381"/>
        </table:table-row>
        <table:table-row table:style-name="ro1">
          <table:table-cell office:value-type="float" office:value="12.1441662312" table:style-name="ce1">
            <text:p>12.14416623</text:p>
          </table:table-cell>
          <table:table-cell office:value-type="float" office:value="37.115839123699999" table:style-name="ce1">
            <text:p>37.11583912</text:p>
          </table:table-cell>
          <table:table-cell office:value-type="float" office:value="94.657212495799996" table:style-name="ce1">
            <text:p>94.6572125</text:p>
          </table:table-cell>
          <table:table-cell table:number-columns-repeated="16381"/>
        </table:table-row>
        <table:table-row table:style-name="ro1">
          <table:table-cell office:value-type="float" office:value="12.276149541100001" table:style-name="ce1">
            <text:p>12.27614954</text:p>
          </table:table-cell>
          <table:table-cell office:value-type="float" office:value="36.217492818799997" table:style-name="ce1">
            <text:p>36.21749282</text:p>
          </table:table-cell>
          <table:table-cell office:value-type="float" office:value="94.609928131100006" table:style-name="ce1">
            <text:p>94.60992813</text:p>
          </table:table-cell>
          <table:table-cell table:number-columns-repeated="16381"/>
        </table:table-row>
        <table:table-row table:style-name="ro1">
          <table:table-cell office:value-type="float" office:value="12.493211776000001" table:style-name="ce1">
            <text:p>12.49321178</text:p>
          </table:table-cell>
          <table:table-cell office:value-type="float" office:value="36.028370261200003" table:style-name="ce1">
            <text:p>36.02837026</text:p>
          </table:table-cell>
          <table:table-cell office:value-type="float" office:value="94.609928131100006" table:style-name="ce1">
            <text:p>94.60992813</text:p>
          </table:table-cell>
          <table:table-cell table:number-columns-repeated="16381"/>
        </table:table-row>
        <table:table-row table:style-name="ro1">
          <table:table-cell office:value-type="float" office:value="12.6758441329" table:style-name="ce1">
            <text:p>12.67584413</text:p>
          </table:table-cell>
          <table:table-cell office:value-type="float" office:value="35.508275032" table:style-name="ce1">
            <text:p>35.50827503</text:p>
          </table:table-cell>
          <table:table-cell office:value-type="float" office:value="94.184398651099997" table:style-name="ce1">
            <text:p>94.18439865</text:p>
          </table:table-cell>
          <table:table-cell table:number-columns-repeated="16381"/>
        </table:table-row>
        <table:table-row table:style-name="ro1">
          <table:table-cell office:value-type="float" office:value="12.895911932000001" table:style-name="ce1">
            <text:p>12.89591193</text:p>
          </table:table-cell>
          <table:table-cell office:value-type="float" office:value="34.609928727099998" table:style-name="ce1">
            <text:p>34.60992873</text:p>
          </table:table-cell>
          <table:table-cell office:value-type="float" office:value="94.562649726900005" table:style-name="ce1">
            <text:p>94.56264973</text:p>
          </table:table-cell>
          <table:table-cell table:number-columns-repeated="16381"/>
        </table:table-row>
        <table:table-row table:style-name="ro1">
          <table:table-cell office:value-type="float" office:value="13.1089776754" table:style-name="ce1">
            <text:p>13.10897768</text:p>
          </table:table-cell>
          <table:table-cell office:value-type="float" office:value="35.082742571799997" table:style-name="ce1">
            <text:p>35.08274257</text:p>
          </table:table-cell>
          <table:table-cell office:value-type="float" office:value="94.326239824300004" table:style-name="ce1">
            <text:p>94.32623982</text:p>
          </table:table-cell>
          <table:table-cell table:number-columns-repeated="16381"/>
        </table:table-row>
        <table:table-row table:style-name="ro1">
          <table:table-cell office:value-type="float" office:value="13.2771372795" table:style-name="ce1">
            <text:p>13.27713728</text:p>
          </table:table-cell>
          <table:table-cell office:value-type="float" office:value="33.806145191200002" table:style-name="ce1">
            <text:p>33.80614519</text:p>
          </table:table-cell>
          <table:table-cell office:value-type="float" office:value="94.751775264700001" table:style-name="ce1">
            <text:p>94.75177526</text:p>
          </table:table-cell>
          <table:table-cell table:number-columns-repeated="16381"/>
        </table:table-row>
        <table:table-row table:style-name="ro1">
          <table:table-cell office:value-type="float" office:value="13.531486689999999" table:style-name="ce1">
            <text:p>13.53148669</text:p>
          </table:table-cell>
          <table:table-cell office:value-type="float" office:value="32.813239097599997" table:style-name="ce1">
            <text:p>32.8132391</text:p>
          </table:table-cell>
          <table:table-cell office:value-type="float" office:value="94.373524188999994" table:style-name="ce1">
            <text:p>94.37352419</text:p>
          </table:table-cell>
          <table:table-cell table:number-columns-repeated="16381"/>
        </table:table-row>
        <table:table-row table:style-name="ro1">
          <table:table-cell office:value-type="float" office:value="13.748960197000001" table:style-name="ce1">
            <text:p>13.7489602</text:p>
          </table:table-cell>
          <table:table-cell office:value-type="float" office:value="32.955083250999998" table:style-name="ce1">
            <text:p>32.95508325</text:p>
          </table:table-cell>
          <table:table-cell office:value-type="float" office:value="94.940900802599998" table:style-name="ce1">
            <text:p>94.9409008</text:p>
          </table:table-cell>
          <table:table-cell table:number-columns-repeated="16381"/>
        </table:table-row>
        <table:table-row table:style-name="ro1">
          <table:table-cell office:value-type="float" office:value="13.883543014500001" table:style-name="ce1">
            <text:p>13.88354301</text:p>
          </table:table-cell>
          <table:table-cell office:value-type="float" office:value="31.394800543799999" table:style-name="ce1">
            <text:p>31.39480054</text:p>
          </table:table-cell>
          <table:table-cell office:value-type="float" office:value="94.940900802599998" table:style-name="ce1">
            <text:p>94.9409008</text:p>
          </table:table-cell>
          <table:table-cell table:number-columns-repeated="16381"/>
        </table:table-row>
        <table:table-row table:style-name="ro1">
          <table:table-cell office:value-type="float" office:value="14.054460823499999" table:style-name="ce1">
            <text:p>14.05446082</text:p>
          </table:table-cell>
          <table:table-cell office:value-type="float" office:value="32.009455561599999" table:style-name="ce1">
            <text:p>32.00945556</text:p>
          </table:table-cell>
          <table:table-cell office:value-type="float" office:value="94.137114286400006" table:style-name="ce1">
            <text:p>94.13711429</text:p>
          </table:table-cell>
          <table:table-cell table:number-columns-repeated="16381"/>
        </table:table-row>
        <table:table-row table:style-name="ro1">
          <table:table-cell office:value-type="float" office:value="14.309167861900001" table:style-name="ce1">
            <text:p>14.30916786</text:p>
          </table:table-cell>
          <table:table-cell office:value-type="float" office:value="30.354610085499999" table:style-name="ce1">
            <text:p>30.35461009</text:p>
          </table:table-cell>
          <table:table-cell office:value-type="float" office:value="94.704490899999996" table:style-name="ce1">
            <text:p>94.7044909</text:p>
          </table:table-cell>
          <table:table-cell table:number-columns-repeated="16381"/>
        </table:table-row>
        <table:table-row table:style-name="ro1">
          <table:table-cell office:value-type="float" office:value="14.489260315899999" table:style-name="ce1">
            <text:p>14.48926032</text:p>
          </table:table-cell>
          <table:table-cell office:value-type="float" office:value="30.212765932100002" table:style-name="ce1">
            <text:p>30.21276593</text:p>
          </table:table-cell>
          <table:table-cell office:value-type="float" office:value="94.751775264700001" table:style-name="ce1">
            <text:p>94.75177526</text:p>
          </table:table-cell>
          <table:table-cell table:number-columns-repeated="16381"/>
        </table:table-row>
        <table:table-row table:style-name="ro1">
          <table:table-cell office:value-type="float" office:value="14.7162914276" table:style-name="ce1">
            <text:p>14.71629143</text:p>
          </table:table-cell>
          <table:table-cell office:value-type="float" office:value="30.260047316600001" table:style-name="ce1">
            <text:p>30.26004732</text:p>
          </table:table-cell>
          <table:table-cell office:value-type="float" office:value="94.137114286400006" table:style-name="ce1">
            <text:p>94.13711429</text:p>
          </table:table-cell>
          <table:table-cell table:number-columns-repeated="16381"/>
        </table:table-row>
        <table:table-row table:style-name="ro1">
          <table:table-cell office:value-type="float" office:value="14.895087480500001" table:style-name="ce1">
            <text:p>14.89508748</text:p>
          </table:table-cell>
          <table:table-cell office:value-type="float" office:value="29.5035451651" table:style-name="ce1">
            <text:p>29.50354517</text:p>
          </table:table-cell>
          <table:table-cell office:value-type="float" office:value="94.468086957899999" table:style-name="ce1">
            <text:p>94.46808696</text:p>
          </table:table-cell>
          <table:table-cell table:number-columns-repeated="16381"/>
        </table:table-row>
        <table:table-row table:style-name="ro1">
          <table:table-cell office:value-type="float" office:value="15.109680593" table:style-name="ce1">
            <text:p>15.10968059</text:p>
          </table:table-cell>
          <table:table-cell office:value-type="float" office:value="29.598107934000002" table:style-name="ce1">
            <text:p>29.59810793</text:p>
          </table:table-cell>
          <table:table-cell office:value-type="float" office:value="94.184398651099997" table:style-name="ce1">
            <text:p>94.18439865</text:p>
          </table:table-cell>
          <table:table-cell table:number-columns-repeated="16381"/>
        </table:table-row>
        <table:table-row table:style-name="ro1">
          <table:table-cell office:value-type="float" office:value="15.2712509036" table:style-name="ce1">
            <text:p>15.2712509</text:p>
          </table:table-cell>
          <table:table-cell office:value-type="float" office:value="27.990543842299999" table:style-name="ce1">
            <text:p>27.99054384</text:p>
          </table:table-cell>
          <table:table-cell office:value-type="float" office:value="94.515365362200001" table:style-name="ce1">
            <text:p>94.51536536</text:p>
          </table:table-cell>
          <table:table-cell table:number-columns-repeated="16381"/>
        </table:table-row>
        <table:table-row table:style-name="ro1">
          <table:table-cell office:value-type="float" office:value="15.5378133059" table:style-name="ce1">
            <text:p>15.53781331</text:p>
          </table:table-cell>
          <table:table-cell office:value-type="float" office:value="27.5177299976" table:style-name="ce1">
            <text:p>27.51773</text:p>
          </table:table-cell>
          <table:table-cell office:value-type="float" office:value="94.799053669000003" table:style-name="ce1">
            <text:p>94.79905367</text:p>
          </table:table-cell>
          <table:table-cell table:number-columns-repeated="16381"/>
        </table:table-row>
        <table:table-row table:style-name="ro1">
          <table:table-cell office:value-type="float" office:value="15.695174038399999" table:style-name="ce1">
            <text:p>15.69517404</text:p>
          </table:table-cell>
          <table:table-cell office:value-type="float" office:value="26.572105288500001" table:style-name="ce1">
            <text:p>26.57210529</text:p>
          </table:table-cell>
          <table:table-cell office:value-type="float" office:value="93.522459268600002" table:style-name="ce1">
            <text:p>93.52245927</text:p>
          </table:table-cell>
          <table:table-cell table:number-columns-repeated="16381"/>
        </table:table-row>
        <table:table-row table:style-name="ro1">
          <table:table-cell office:value-type="float" office:value="15.8760026097" table:style-name="ce1">
            <text:p>15.87600261</text:p>
          </table:table-cell>
          <table:table-cell office:value-type="float" office:value="27.423167228699999" table:style-name="ce1">
            <text:p>27.42316723</text:p>
          </table:table-cell>
          <table:table-cell office:value-type="float" office:value="94.704490899999996" table:style-name="ce1">
            <text:p>94.7044909</text:p>
          </table:table-cell>
          <table:table-cell table:number-columns-repeated="16381"/>
        </table:table-row>
        <table:table-row table:style-name="ro1">
          <table:table-cell office:value-type="float" office:value="16.0815268755" table:style-name="ce1">
            <text:p>16.08152688</text:p>
          </table:table-cell>
          <table:table-cell office:value-type="float" office:value="26.4775425196" table:style-name="ce1">
            <text:p>26.47754252</text:p>
          </table:table-cell>
          <table:table-cell office:value-type="float" office:value="94.468086957899999" table:style-name="ce1">
            <text:p>94.46808696</text:p>
          </table:table-cell>
          <table:table-cell table:number-columns-repeated="16381"/>
        </table:table-row>
        <table:table-row table:style-name="ro1">
          <table:table-cell office:value-type="float" office:value="16.242492198899999" table:style-name="ce1">
            <text:p>16.2424922</text:p>
          </table:table-cell>
          <table:table-cell office:value-type="float" office:value="24.822695553300001" table:style-name="ce1">
            <text:p>24.82269555</text:p>
          </table:table-cell>
          <table:table-cell office:value-type="float" office:value="94.042551517500002" table:style-name="ce1">
            <text:p>94.04255152</text:p>
          </table:table-cell>
          <table:table-cell table:number-columns-repeated="16381"/>
        </table:table-row>
        <table:table-row table:style-name="ro1">
          <table:table-cell office:value-type="float" office:value="16.439345479" table:style-name="ce1">
            <text:p>16.43934548</text:p>
          </table:table-cell>
          <table:table-cell office:value-type="float" office:value="25.531914830200002" table:style-name="ce1">
            <text:p>25.53191483</text:p>
          </table:table-cell>
          <table:table-cell office:value-type="float" office:value="94.751775264700001" table:style-name="ce1">
            <text:p>94.75177526</text:p>
          </table:table-cell>
          <table:table-cell table:number-columns-repeated="16381"/>
        </table:table-row>
        <table:table-row table:style-name="ro1">
          <table:table-cell office:value-type="float" office:value="16.679888963700002" table:style-name="ce1">
            <text:p>16.67988896</text:p>
          </table:table-cell>
          <table:table-cell office:value-type="float" office:value="24.444444477600001" table:style-name="ce1">
            <text:p>24.44444448</text:p>
          </table:table-cell>
          <table:table-cell office:value-type="float" office:value="93.900710344299995" table:style-name="ce1">
            <text:p>93.90071034</text:p>
          </table:table-cell>
          <table:table-cell table:number-columns-repeated="16381"/>
        </table:table-row>
        <table:table-row table:style-name="ro1">
          <table:table-cell office:value-type="float" office:value="16.882580518699999" table:style-name="ce1">
            <text:p>16.88258052</text:p>
          </table:table-cell>
          <table:table-cell office:value-type="float" office:value="25.106382369999999" table:style-name="ce1">
            <text:p>25.10638237</text:p>
          </table:table-cell>
          <table:table-cell office:value-type="float" office:value="94.278961420100003" table:style-name="ce1">
            <text:p>94.27896142</text:p>
          </table:table-cell>
          <table:table-cell table:number-columns-repeated="16381"/>
        </table:table-row>
        <table:table-row table:style-name="ro1">
          <table:table-cell office:value-type="float" office:value="17.063316702800002" table:style-name="ce1">
            <text:p>17.0633167</text:p>
          </table:table-cell>
          <table:table-cell office:value-type="float" office:value="24.6335700154" table:style-name="ce1">
            <text:p>24.63357002</text:p>
          </table:table-cell>
          <table:table-cell office:value-type="float" office:value="94.468086957899999" table:style-name="ce1">
            <text:p>94.46808696</text:p>
          </table:table-cell>
          <table:table-cell table:number-columns-repeated="16381"/>
        </table:table-row>
        <table:table-row table:style-name="ro1">
          <table:table-cell office:value-type="float" office:value="17.2692045569" table:style-name="ce1">
            <text:p>17.26920456</text:p>
          </table:table-cell>
          <table:table-cell office:value-type="float" office:value="24.444444477600001" table:style-name="ce1">
            <text:p>24.44444448</text:p>
          </table:table-cell>
          <table:table-cell office:value-type="float" office:value="94.089835882200006" table:style-name="ce1">
            <text:p>94.08983588</text:p>
          </table:table-cell>
          <table:table-cell table:number-columns-repeated="16381"/>
        </table:table-row>
        <table:table-row table:style-name="ro1">
          <table:table-cell office:value-type="float" office:value="17.495808005299999" table:style-name="ce1">
            <text:p>17.49580801</text:p>
          </table:table-cell>
          <table:table-cell office:value-type="float" office:value="22.931441664699999" table:style-name="ce1">
            <text:p>22.93144166</text:p>
          </table:table-cell>
          <table:table-cell office:value-type="float" office:value="94.278961420100003" table:style-name="ce1">
            <text:p>94.27896142</text:p>
          </table:table-cell>
          <table:table-cell table:number-columns-repeated="16381"/>
        </table:table-row>
        <table:table-row table:style-name="ro1">
          <table:table-cell office:value-type="float" office:value="17.648215591900001" table:style-name="ce1">
            <text:p>17.64821559</text:p>
          </table:table-cell>
          <table:table-cell office:value-type="float" office:value="23.1205672026" table:style-name="ce1">
            <text:p>23.1205672</text:p>
          </table:table-cell>
          <table:table-cell office:value-type="float" office:value="94.657212495799996" table:style-name="ce1">
            <text:p>94.6572125</text:p>
          </table:table-cell>
          <table:table-cell table:number-columns-repeated="16381"/>
        </table:table-row>
        <table:table-row table:style-name="ro1">
          <table:table-cell office:value-type="float" office:value="17.888937890499999" table:style-name="ce1">
            <text:p>17.88893789</text:p>
          </table:table-cell>
          <table:table-cell office:value-type="float" office:value="21.560283005199999" table:style-name="ce1">
            <text:p>21.56028301</text:p>
          </table:table-cell>
          <table:table-cell office:value-type="float" office:value="94.231677055399999" table:style-name="ce1">
            <text:p>94.23167706</text:p>
          </table:table-cell>
          <table:table-cell table:number-columns-repeated="16381"/>
        </table:table-row>
        <table:table-row table:style-name="ro1">
          <table:table-cell office:value-type="float" office:value="18.0692568421" table:style-name="ce1">
            <text:p>18.06925684</text:p>
          </table:table-cell>
          <table:table-cell office:value-type="float" office:value="20.330969989300002" table:style-name="ce1">
            <text:p>20.33096999</text:p>
          </table:table-cell>
          <table:table-cell office:value-type="float" office:value="93.853425979600004" table:style-name="ce1">
            <text:p>93.85342598</text:p>
          </table:table-cell>
          <table:table-cell table:number-columns-repeated="16381"/>
        </table:table-row>
        <table:table-row table:style-name="ro1">
          <table:table-cell office:value-type="float" office:value="18.2522520423" table:style-name="ce1">
            <text:p>18.25225204</text:p>
          </table:table-cell>
          <table:table-cell office:value-type="float" office:value="20.7565009594" table:style-name="ce1">
            <text:p>20.75650096</text:p>
          </table:table-cell>
          <table:table-cell office:value-type="float" office:value="93.711584806399998" table:style-name="ce1">
            <text:p>93.71158481</text:p>
          </table:table-cell>
          <table:table-cell table:number-columns-repeated="16381"/>
        </table:table-row>
        <table:table-row table:style-name="ro1">
          <table:table-cell office:value-type="float" office:value="18.487901985600001" table:style-name="ce1">
            <text:p>18.48790199</text:p>
          </table:table-cell>
          <table:table-cell office:value-type="float" office:value="19.669030606700002" table:style-name="ce1">
            <text:p>19.66903061</text:p>
          </table:table-cell>
          <table:table-cell office:value-type="float" office:value="94.089835882200006" table:style-name="ce1">
            <text:p>94.08983588</text:p>
          </table:table-cell>
          <table:table-cell table:number-columns-repeated="16381"/>
        </table:table-row>
        <table:table-row table:style-name="ro1">
          <table:table-cell office:value-type="float" office:value="18.664218485399999" table:style-name="ce1">
            <text:p>18.66421849</text:p>
          </table:table-cell>
          <table:table-cell office:value-type="float" office:value="20.7565009594" table:style-name="ce1">
            <text:p>20.75650096</text:p>
          </table:table-cell>
          <table:table-cell office:value-type="float" office:value="93.995273113300001" table:style-name="ce1">
            <text:p>93.99527311</text:p>
          </table:table-cell>
          <table:table-cell table:number-columns-repeated="16381"/>
        </table:table-row>
        <table:table-row table:style-name="ro1">
          <table:table-cell office:value-type="float" office:value="18.8561946154" table:style-name="ce1">
            <text:p>18.85619462</text:p>
          </table:table-cell>
          <table:table-cell office:value-type="float" office:value="18.8179671764" table:style-name="ce1">
            <text:p>18.81796718</text:p>
          </table:table-cell>
          <table:table-cell office:value-type="float" office:value="93.947988748599997" table:style-name="ce1">
            <text:p>93.94798875</text:p>
          </table:table-cell>
          <table:table-cell table:number-columns-repeated="16381"/>
        </table:table-row>
        <table:table-row table:style-name="ro1">
          <table:table-cell office:value-type="float" office:value="19.051784276999999" table:style-name="ce1">
            <text:p>19.05178428</text:p>
          </table:table-cell>
          <table:table-cell office:value-type="float" office:value="18.108746409399998" table:style-name="ce1">
            <text:p>18.10874641</text:p>
          </table:table-cell>
          <table:table-cell office:value-type="float" office:value="94.137114286400006" table:style-name="ce1">
            <text:p>94.13711429</text:p>
          </table:table-cell>
          <table:table-cell table:number-columns-repeated="16381"/>
        </table:table-row>
        <table:table-row table:style-name="ro1">
          <table:table-cell office:value-type="float" office:value="19.250380992899998" table:style-name="ce1">
            <text:p>19.25038099</text:p>
          </table:table-cell>
          <table:table-cell office:value-type="float" office:value="17.163120210199999" table:style-name="ce1">
            <text:p>17.16312021</text:p>
          </table:table-cell>
          <table:table-cell office:value-type="float" office:value="93.947988748599997" table:style-name="ce1">
            <text:p>93.94798875</text:p>
          </table:table-cell>
          <table:table-cell table:number-columns-repeated="16381"/>
        </table:table-row>
        <table:table-row table:style-name="ro1">
          <table:table-cell office:value-type="float" office:value="19.443149864700001" table:style-name="ce1">
            <text:p>19.44314986</text:p>
          </table:table-cell>
          <table:table-cell office:value-type="float" office:value="17.2576829791" table:style-name="ce1">
            <text:p>17.25768298</text:p>
          </table:table-cell>
          <table:table-cell office:value-type="float" office:value="93.333333730700005" table:style-name="ce1">
            <text:p>93.33333373</text:p>
          </table:table-cell>
          <table:table-cell table:number-columns-repeated="16381"/>
        </table:table-row>
        <table:table-row table:style-name="ro1">
          <table:table-cell office:value-type="float" office:value="19.636507332299999" table:style-name="ce1">
            <text:p>19.63650733</text:p>
          </table:table-cell>
          <table:table-cell office:value-type="float" office:value="16.406619548799998" table:style-name="ce1">
            <text:p>16.40661955</text:p>
          </table:table-cell>
          <table:table-cell office:value-type="float" office:value="93.2387709618" table:style-name="ce1">
            <text:p>93.23877096</text:p>
          </table:table-cell>
          <table:table-cell table:number-columns-repeated="16381"/>
        </table:table-row>
        <table:table-row table:style-name="ro1">
          <table:table-cell office:value-type="float" office:value="19.8663726449" table:style-name="ce1">
            <text:p>19.86637264</text:p>
          </table:table-cell>
          <table:table-cell office:value-type="float" office:value="15.697400271899999" table:style-name="ce1">
            <text:p>15.69740027</text:p>
          </table:table-cell>
          <table:table-cell office:value-type="float" office:value="93.806147575400004" table:style-name="ce1">
            <text:p>93.80614758</text:p>
          </table:table-cell>
          <table:table-cell table:number-columns-repeated="16381"/>
        </table:table-row>
        <table:table-row table:number-rows-repeated="10484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atthew Brown</dc:creator>
    <meta:creation-date>2016-04-27T13:58:19Z</meta:creation-date>
    <dc:date>2016-04-28T03:22:19Z</dc:date>
    <meta:editing-cycles>2</meta:editing-cycles>
    <meta:editing-duration>PT918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2615748031496pt" svg:width="453.0887401574803pt" chart:style-name="Crt0">
        <chart:title chart:style-name="CT00">
          <text:p text:style-name="a0" text:class-names="" text:cond-style-name="">NN accuracy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Accurac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Percent Change</text:p>
            </chart:title>
          </chart:axis>
          <chart:series chart:values-cell-range-address="Sheet1.$B$1:.$B$100" chart:class="chart:scatter" chart:attached-axis="primary-y" chart:style-name="G0S0">
            <chart:domain table:cell-range-address="Sheet1.$A$1:.$A$100"/>
            <chart:data-point chart:repeated="10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Image Noise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Accuracy</text:p>
            </chart:title>
            <chart:grid chart:class="major" chart:style-name="GMa1"/>
          </chart:axis>
          <chart:series chart:values-cell-range-address="Sheet2.$B$1:.$B$101" chart:class="chart:scatter" chart:attached-axis="primary-y" chart:style-name="G0S0">
            <chart:domain table:cell-range-address="Sheet2.$A$1:.$A$101"/>
            <chart:data-point chart:repeated="101"/>
          </chart:series>
          <chart:series chart:values-cell-range-address="Sheet2.$C$1:.$C$101" chart:class="chart:scatter" chart:attached-axis="primary-y" chart:style-name="G0S1">
            <chart:domain table:cell-range-address="Sheet2.$A$1:.$A$101"/>
            <chart:data-point chart:repeated="10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